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Heading_20_3">
      <style:text-properties fo:font-weight="bold"/>
    </style:style>
    <style:style style:name="P3" style:family="paragraph" style:parent-style-name="Heading_20_3">
      <style:paragraph-properties fo:break-before="page"/>
      <style:text-properties fo:font-weight="bold"/>
    </style:style>
    <style:style style:name="P4" style:family="paragraph" style:parent-style-name="Preformatted_20_Text" style:list-style-name="L35">
      <style:paragraph-properties fo:margin-top="0cm" fo:margin-bottom="0.499cm" style:contextual-spacing="false"/>
    </style:style>
    <style:style style:name="P5" style:family="paragraph" style:parent-style-name="Preformatted_20_Text" style:list-style-name="L36">
      <style:paragraph-properties fo:margin-top="0cm" fo:margin-bottom="0.499cm" style:contextual-spacing="false"/>
    </style:style>
    <style:style style:name="P6" style:family="paragraph" style:parent-style-name="Preformatted_20_Text" style:list-style-name="L37">
      <style:paragraph-properties fo:margin-top="0cm" fo:margin-bottom="0.499cm" style:contextual-spacing="false"/>
    </style:style>
    <style:style style:name="P7" style:family="paragraph" style:parent-style-name="Preformatted_20_Text" style:list-style-name="L38"/>
    <style:style style:name="P8" style:family="paragraph" style:parent-style-name="Preformatted_20_Text" style:list-style-name="L38">
      <style:paragraph-properties fo:margin-top="0cm" fo:margin-bottom="0.499cm" style:contextual-spacing="false"/>
    </style:style>
    <style:style style:name="P9" style:family="paragraph" style:parent-style-name="Preformatted_20_Text" style:list-style-name="L39">
      <style:paragraph-properties fo:margin-top="0cm" fo:margin-bottom="0.499cm" style:contextual-spacing="false"/>
    </style:style>
    <style:style style:name="P10" style:family="paragraph" style:parent-style-name="Preformatted_20_Text" style:list-style-name="L40"/>
    <style:style style:name="P11" style:family="paragraph" style:parent-style-name="Preformatted_20_Text" style:list-style-name="L40">
      <style:paragraph-properties fo:margin-top="0cm" fo:margin-bottom="0.499cm" style:contextual-spacing="false"/>
    </style:style>
    <style:style style:name="P12" style:family="paragraph" style:parent-style-name="Preformatted_20_Text" style:list-style-name="L41">
      <style:paragraph-properties fo:margin-top="0cm" fo:margin-bottom="0.499cm" style:contextual-spacing="false"/>
    </style:style>
    <style:style style:name="P13" style:family="paragraph" style:parent-style-name="Preformatted_20_Text" style:list-style-name="L42"/>
    <style:style style:name="P14" style:family="paragraph" style:parent-style-name="Preformatted_20_Text" style:list-style-name="L42">
      <style:paragraph-properties fo:margin-top="0cm" fo:margin-bottom="0.499cm" style:contextual-spacing="false"/>
    </style:style>
    <style:style style:name="P15" style:family="paragraph" style:parent-style-name="Preformatted_20_Text" style:list-style-name="L43">
      <style:paragraph-properties fo:margin-top="0cm" fo:margin-bottom="0.499cm" style:contextual-spacing="false"/>
    </style:style>
    <style:style style:name="P16" style:family="paragraph" style:parent-style-name="Preformatted_20_Text" style:list-style-name="L44">
      <style:paragraph-properties fo:margin-top="0cm" fo:margin-bottom="0.499cm" style:contextual-spacing="false"/>
    </style:style>
    <style:style style:name="P17" style:family="paragraph" style:parent-style-name="Preformatted_20_Text" style:list-style-name="L45">
      <style:paragraph-properties fo:margin-top="0cm" fo:margin-bottom="0.499cm" style:contextual-spacing="false"/>
    </style:style>
    <style:style style:name="P18" style:family="paragraph" style:parent-style-name="Preformatted_20_Text" style:list-style-name="L46">
      <style:paragraph-properties fo:margin-top="0cm" fo:margin-bottom="0.499cm" style:contextual-spacing="false"/>
    </style:style>
    <style:style style:name="P19" style:family="paragraph" style:parent-style-name="Preformatted_20_Text" style:list-style-name="L47">
      <style:paragraph-properties fo:margin-top="0cm" fo:margin-bottom="0.499cm" style:contextual-spacing="false"/>
    </style:style>
    <style:style style:name="P20" style:family="paragraph" style:parent-style-name="Preformatted_20_Text" style:list-style-name="L48">
      <style:paragraph-properties fo:margin-top="0cm" fo:margin-bottom="0.499cm" style:contextual-spacing="false"/>
    </style:style>
    <style:style style:name="P21" style:family="paragraph" style:parent-style-name="Preformatted_20_Text" style:list-style-name="L49">
      <style:paragraph-properties fo:margin-top="0cm" fo:margin-bottom="0.499cm" style:contextual-spacing="false"/>
    </style:style>
    <style:style style:name="P22" style:family="paragraph" style:parent-style-name="Preformatted_20_Text" style:list-style-name="L50">
      <style:paragraph-properties fo:margin-top="0cm" fo:margin-bottom="0.499cm" style:contextual-spacing="false"/>
    </style:style>
    <style:style style:name="P23" style:family="paragraph" style:parent-style-name="Preformatted_20_Text" style:list-style-name="L51">
      <style:paragraph-properties fo:margin-top="0cm" fo:margin-bottom="0.499cm" style:contextual-spacing="false"/>
    </style:style>
    <style:style style:name="P24" style:family="paragraph" style:parent-style-name="Preformatted_20_Text" style:list-style-name="L52">
      <style:paragraph-properties fo:margin-top="0cm" fo:margin-bottom="0.499cm" style:contextual-spacing="false"/>
    </style:style>
    <style:style style:name="P25" style:family="paragraph" style:parent-style-name="Preformatted_20_Text" style:list-style-name="L53">
      <style:paragraph-properties fo:margin-top="0cm" fo:margin-bottom="0.499cm" style:contextual-spacing="false"/>
    </style:style>
    <style:style style:name="P26" style:family="paragraph" style:parent-style-name="Preformatted_20_Text" style:list-style-name="L55">
      <style:paragraph-properties fo:margin-top="0cm" fo:margin-bottom="0.499cm" style:contextual-spacing="false"/>
    </style:style>
    <style:style style:name="P27" style:family="paragraph" style:parent-style-name="Preformatted_20_Text" style:list-style-name="L56"/>
    <style:style style:name="P28" style:family="paragraph" style:parent-style-name="Preformatted_20_Text" style:list-style-name="L56">
      <style:paragraph-properties fo:margin-top="0cm" fo:margin-bottom="0.499cm" style:contextual-spacing="false"/>
    </style:style>
    <style:style style:name="P29" style:family="paragraph" style:parent-style-name="Preformatted_20_Text" style:list-style-name="L59"/>
    <style:style style:name="P30" style:family="paragraph" style:parent-style-name="Preformatted_20_Text" style:list-style-name="L59">
      <style:paragraph-properties fo:margin-top="0cm" fo:margin-bottom="0.499cm" style:contextual-spacing="false"/>
    </style:style>
    <style:style style:name="P31" style:family="paragraph" style:parent-style-name="Standard" style:list-style-name="L18"/>
    <style:style style:name="P32" style:family="paragraph" style:parent-style-name="Standard" style:list-style-name="L18">
      <style:paragraph-properties fo:margin-left="0cm" fo:margin-right="0cm" fo:text-indent="0cm" style:auto-text-indent="false" fo:padding="0cm" fo:border="none"/>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top="0cm" fo:margin-bottom="0.499cm" style:contextual-spacing="false"/>
    </style:style>
    <style:style style:name="P35" style:family="paragraph" style:parent-style-name="Text_20_body">
      <style:paragraph-properties fo:margin-top="0cm" fo:margin-bottom="0cm" style:contextual-spacing="false"/>
    </style:style>
    <style:style style:name="P36" style:family="paragraph" style:parent-style-name="Text_20_body" style:list-style-name="L2">
      <style:paragraph-properties fo:margin-left="0cm" fo:margin-right="0cm" fo:text-indent="0cm" style:auto-text-indent="false" fo:padding="0cm" fo:border="none"/>
    </style:style>
    <style:style style:name="P37" style:family="paragraph" style:parent-style-name="Text_20_body" style:list-style-name="L3">
      <style:paragraph-properties fo:margin-left="0cm" fo:margin-right="0cm" fo:text-indent="0cm" style:auto-text-indent="false" fo:padding="0cm" fo:border="none"/>
    </style:style>
    <style:style style:name="P38" style:family="paragraph" style:parent-style-name="Text_20_body" style:list-style-name="L4">
      <style:paragraph-properties fo:margin-left="0cm" fo:margin-right="0cm" fo:text-indent="0cm" style:auto-text-indent="false" fo:padding="0cm" fo:border="none"/>
    </style:style>
    <style:style style:name="P39" style:family="paragraph" style:parent-style-name="Text_20_body" style:list-style-name="L5">
      <style:paragraph-properties fo:margin-left="0cm" fo:margin-right="0cm" fo:text-indent="0cm" style:auto-text-indent="false" fo:padding="0cm" fo:border="none"/>
    </style:style>
    <style:style style:name="P40" style:family="paragraph" style:parent-style-name="Text_20_body" style:list-style-name="L6">
      <style:paragraph-properties fo:margin-left="0cm" fo:margin-right="0cm" fo:text-indent="0cm" style:auto-text-indent="false" fo:padding="0cm" fo:border="none"/>
    </style:style>
    <style:style style:name="P41" style:family="paragraph" style:parent-style-name="Text_20_body" style:list-style-name="L7">
      <style:paragraph-properties fo:margin-left="0cm" fo:margin-right="0cm" fo:text-indent="0cm" style:auto-text-indent="false" fo:padding="0cm" fo:border="none"/>
    </style:style>
    <style:style style:name="P42" style:family="paragraph" style:parent-style-name="Text_20_body" style:list-style-name="L8">
      <style:paragraph-properties fo:margin-left="0cm" fo:margin-right="0cm" fo:text-indent="0cm" style:auto-text-indent="false" fo:padding="0cm" fo:border="none"/>
    </style:style>
    <style:style style:name="P43" style:family="paragraph" style:parent-style-name="Text_20_body" style:list-style-name="L9">
      <style:paragraph-properties fo:margin-left="0cm" fo:margin-right="0cm" fo:text-indent="0cm" style:auto-text-indent="false" fo:padding="0cm" fo:border="none"/>
    </style:style>
    <style:style style:name="P44" style:family="paragraph" style:parent-style-name="Text_20_body" style:list-style-name="L10">
      <style:paragraph-properties fo:margin-left="0cm" fo:margin-right="0cm" fo:text-indent="0cm" style:auto-text-indent="false" fo:padding="0cm" fo:border="none"/>
    </style:style>
    <style:style style:name="P45" style:family="paragraph" style:parent-style-name="Text_20_body" style:list-style-name="L11">
      <style:paragraph-properties fo:margin-left="0cm" fo:margin-right="0cm" fo:text-indent="0cm" style:auto-text-indent="false" fo:padding="0cm" fo:border="none"/>
    </style:style>
    <style:style style:name="P46" style:family="paragraph" style:parent-style-name="Text_20_body" style:list-style-name="L12">
      <style:paragraph-properties fo:margin-left="0cm" fo:margin-right="0cm" fo:text-indent="0cm" style:auto-text-indent="false" fo:padding="0cm" fo:border="none"/>
    </style:style>
    <style:style style:name="P47" style:family="paragraph" style:parent-style-name="Text_20_body" style:list-style-name="L13">
      <style:paragraph-properties fo:margin-left="0cm" fo:margin-right="0cm" fo:text-indent="0cm" style:auto-text-indent="false" fo:padding="0cm" fo:border="none"/>
    </style:style>
    <style:style style:name="P48" style:family="paragraph" style:parent-style-name="Text_20_body" style:list-style-name="L14">
      <style:paragraph-properties fo:margin-left="0cm" fo:margin-right="0cm" fo:text-indent="0cm" style:auto-text-indent="false" fo:padding="0cm" fo:border="none"/>
    </style:style>
    <style:style style:name="P49" style:family="paragraph" style:parent-style-name="Text_20_body" style:list-style-name="L15">
      <style:paragraph-properties fo:margin-left="0cm" fo:margin-right="0cm" fo:text-indent="0cm" style:auto-text-indent="false" fo:padding="0cm" fo:border="none"/>
    </style:style>
    <style:style style:name="P50" style:family="paragraph" style:parent-style-name="Text_20_body" style:list-style-name="L16">
      <style:paragraph-properties fo:margin-left="0cm" fo:margin-right="0cm" fo:text-indent="0cm" style:auto-text-indent="false" fo:padding="0cm" fo:border="none"/>
    </style:style>
    <style:style style:name="P51" style:family="paragraph" style:parent-style-name="Text_20_body" style:list-style-name="L17">
      <style:paragraph-properties fo:margin-left="0cm" fo:margin-right="0cm" fo:text-indent="0cm" style:auto-text-indent="false" fo:padding="0cm" fo:border="none"/>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fo:margin-top="0cm" fo:margin-bottom="0cm" style:contextual-spacing="false" fo:text-indent="0cm" style:auto-text-indent="false"/>
    </style:style>
    <style:style style:name="P54" style:family="paragraph" style:parent-style-name="Text_20_body" style:list-style-name="L19">
      <style:paragraph-properties fo:margin-left="0cm" fo:margin-right="0cm" fo:text-indent="0cm" style:auto-text-indent="false" fo:padding="0cm" fo:border="none"/>
    </style:style>
    <style:style style:name="P55" style:family="paragraph" style:parent-style-name="Text_20_body" style:list-style-name="L20">
      <style:paragraph-properties fo:margin-left="0cm" fo:margin-right="0cm" fo:text-indent="0cm" style:auto-text-indent="false" fo:padding="0cm" fo:border="none"/>
    </style:style>
    <style:style style:name="P56" style:family="paragraph" style:parent-style-name="Text_20_body" style:list-style-name="L21">
      <style:paragraph-properties fo:margin-left="0cm" fo:margin-right="0cm" fo:text-indent="0cm" style:auto-text-indent="false" fo:padding="0cm" fo:border="none"/>
    </style:style>
    <style:style style:name="P57" style:family="paragraph" style:parent-style-name="Text_20_body" style:list-style-name="L22">
      <style:paragraph-properties fo:margin-left="0cm" fo:margin-right="0cm" fo:text-indent="0cm" style:auto-text-indent="false" fo:padding="0cm" fo:border="none"/>
    </style:style>
    <style:style style:name="P58" style:family="paragraph" style:parent-style-name="Text_20_body" style:list-style-name="L23">
      <style:paragraph-properties fo:margin-left="0cm" fo:margin-right="0cm" fo:text-indent="0cm" style:auto-text-indent="false" fo:padding="0cm" fo:border="none"/>
    </style:style>
    <style:style style:name="P59" style:family="paragraph" style:parent-style-name="Text_20_body" style:list-style-name="L24">
      <style:paragraph-properties fo:margin-left="0cm" fo:margin-right="0cm" fo:text-indent="0cm" style:auto-text-indent="false" fo:padding="0cm" fo:border="none"/>
    </style:style>
    <style:style style:name="P60" style:family="paragraph" style:parent-style-name="Text_20_body" style:list-style-name="L25">
      <style:paragraph-properties fo:margin-left="0cm" fo:margin-right="0cm" fo:text-indent="0cm" style:auto-text-indent="false" fo:padding="0cm" fo:border="none"/>
    </style:style>
    <style:style style:name="P61" style:family="paragraph" style:parent-style-name="Text_20_body" style:list-style-name="L26">
      <style:paragraph-properties fo:margin-left="0cm" fo:margin-right="0cm" fo:text-indent="0cm" style:auto-text-indent="false" fo:padding="0cm" fo:border="none"/>
    </style:style>
    <style:style style:name="P62" style:family="paragraph" style:parent-style-name="Text_20_body" style:list-style-name="L27">
      <style:paragraph-properties fo:margin-left="0cm" fo:margin-right="0cm" fo:text-indent="0cm" style:auto-text-indent="false" fo:padding="0cm" fo:border="none"/>
    </style:style>
    <style:style style:name="P63" style:family="paragraph" style:parent-style-name="Text_20_body" style:list-style-name="L28">
      <style:paragraph-properties fo:margin-left="0cm" fo:margin-right="0cm" fo:text-indent="0cm" style:auto-text-indent="false" fo:padding="0cm" fo:border="none"/>
    </style:style>
    <style:style style:name="P64" style:family="paragraph" style:parent-style-name="Text_20_body" style:list-style-name="L29">
      <style:paragraph-properties fo:margin-left="0cm" fo:margin-right="0cm" fo:text-indent="0cm" style:auto-text-indent="false" fo:padding="0cm" fo:border="none"/>
    </style:style>
    <style:style style:name="P65" style:family="paragraph" style:parent-style-name="Text_20_body" style:list-style-name="L30">
      <style:paragraph-properties fo:margin-left="0cm" fo:margin-right="0cm" fo:text-indent="0cm" style:auto-text-indent="false" fo:padding="0cm" fo:border="none"/>
    </style:style>
    <style:style style:name="P66" style:family="paragraph" style:parent-style-name="Text_20_body" style:list-style-name="L31">
      <style:paragraph-properties fo:margin-left="0cm" fo:margin-right="0cm" fo:text-indent="0cm" style:auto-text-indent="false" fo:padding="0cm" fo:border="none"/>
    </style:style>
    <style:style style:name="P67" style:family="paragraph" style:parent-style-name="Text_20_body" style:list-style-name="L32">
      <style:paragraph-properties fo:margin-left="0cm" fo:margin-right="0cm" fo:text-indent="0cm" style:auto-text-indent="false" fo:padding="0cm" fo:border="none"/>
    </style:style>
    <style:style style:name="P68" style:family="paragraph" style:parent-style-name="Text_20_body" style:list-style-name="L33">
      <style:paragraph-properties fo:margin-left="0cm" fo:margin-right="0cm" fo:text-indent="0cm" style:auto-text-indent="false" fo:padding="0cm" fo:border="none"/>
    </style:style>
    <style:style style:name="P69" style:family="paragraph" style:parent-style-name="Text_20_body" style:list-style-name="L34">
      <style:paragraph-properties fo:margin-left="0cm" fo:margin-right="0cm" fo:text-indent="0cm" style:auto-text-indent="false" fo:padding="0cm" fo:border="none"/>
    </style:style>
    <style:style style:name="P70" style:family="paragraph" style:parent-style-name="Text_20_body">
      <style:text-properties fo:font-weight="bold"/>
    </style:style>
    <style:style style:name="P71" style:family="paragraph" style:parent-style-name="Text_20_body" style:list-style-name="L35">
      <style:text-properties fo:font-weight="bold"/>
    </style:style>
    <style:style style:name="P72" style:family="paragraph" style:parent-style-name="Text_20_body" style:list-style-name="L36">
      <style:text-properties fo:font-weight="bold"/>
    </style:style>
    <style:style style:name="P73" style:family="paragraph" style:parent-style-name="Text_20_body" style:list-style-name="L38">
      <style:text-properties fo:font-weight="bold"/>
    </style:style>
    <style:style style:name="P74" style:family="paragraph" style:parent-style-name="Text_20_body" style:list-style-name="L39">
      <style:text-properties fo:font-weight="bold"/>
    </style:style>
    <style:style style:name="P75" style:family="paragraph" style:parent-style-name="Text_20_body" style:list-style-name="L40">
      <style:text-properties fo:font-weight="bold"/>
    </style:style>
    <style:style style:name="P76" style:family="paragraph" style:parent-style-name="Text_20_body" style:list-style-name="L42">
      <style:text-properties fo:font-weight="bold"/>
    </style:style>
    <style:style style:name="P77" style:family="paragraph" style:parent-style-name="Text_20_body" style:list-style-name="L44">
      <style:text-properties fo:font-weight="bold"/>
    </style:style>
    <style:style style:name="P78" style:family="paragraph" style:parent-style-name="Text_20_body" style:list-style-name="L46">
      <style:text-properties fo:font-weight="bold"/>
    </style:style>
    <style:style style:name="P79" style:family="paragraph" style:parent-style-name="Text_20_body" style:list-style-name="L47">
      <style:text-properties fo:font-weight="bold"/>
    </style:style>
    <style:style style:name="P80" style:family="paragraph" style:parent-style-name="Text_20_body" style:list-style-name="L48">
      <style:text-properties fo:font-weight="bold"/>
    </style:style>
    <style:style style:name="P81" style:family="paragraph" style:parent-style-name="Text_20_body" style:list-style-name="L49">
      <style:text-properties fo:font-weight="bold"/>
    </style:style>
    <style:style style:name="P82" style:family="paragraph" style:parent-style-name="Text_20_body" style:list-style-name="L50">
      <style:text-properties fo:font-weight="bold"/>
    </style:style>
    <style:style style:name="P83" style:family="paragraph" style:parent-style-name="Text_20_body" style:list-style-name="L51">
      <style:text-properties fo:font-weight="bold"/>
    </style:style>
    <style:style style:name="P84" style:family="paragraph" style:parent-style-name="Text_20_body" style:list-style-name="L52">
      <style:text-properties fo:font-weight="bold"/>
    </style:style>
    <style:style style:name="P85" style:family="paragraph" style:parent-style-name="Text_20_body" style:list-style-name="L53">
      <style:text-properties fo:font-weight="bold"/>
    </style:style>
    <style:style style:name="P86" style:family="paragraph" style:parent-style-name="Text_20_body" style:list-style-name="L55">
      <style:text-properties fo:font-weight="bold"/>
    </style:style>
    <style:style style:name="P87" style:family="paragraph" style:parent-style-name="Text_20_body" style:list-style-name="L56">
      <style:text-properties fo:font-weight="bold"/>
    </style:style>
    <style:style style:name="P88" style:family="paragraph" style:parent-style-name="Text_20_body" style:list-style-name="L57">
      <style:text-properties fo:font-weight="bold"/>
    </style:style>
    <style:style style:name="P89" style:family="paragraph" style:parent-style-name="Text_20_body" style:list-style-name="L58">
      <style:text-properties fo:font-weight="bold"/>
    </style:style>
    <style:style style:name="P90" style:family="paragraph" style:parent-style-name="Text_20_body" style:list-style-name="L59">
      <style:text-properties fo:font-weight="bold"/>
    </style:style>
    <style:style style:name="P91" style:family="paragraph" style:parent-style-name="Text_20_body" style:list-style-name="L60">
      <style:text-properties fo:font-weight="bold"/>
    </style:style>
    <style:style style:name="P92" style:family="paragraph" style:parent-style-name="Text_20_body" style:list-style-name="L35"/>
    <style:style style:name="P93" style:family="paragraph" style:parent-style-name="Text_20_body" style:list-style-name="L35">
      <style:paragraph-properties fo:margin-left="0cm" fo:margin-right="0cm" fo:text-indent="0cm" style:auto-text-indent="false"/>
    </style:style>
    <style:style style:name="P94" style:family="paragraph" style:parent-style-name="Text_20_body" style:list-style-name="L36"/>
    <style:style style:name="P95" style:family="paragraph" style:parent-style-name="Text_20_body" style:list-style-name="L36">
      <style:paragraph-properties fo:margin-left="0cm" fo:margin-right="0cm" fo:text-indent="0cm" style:auto-text-indent="false"/>
    </style:style>
    <style:style style:name="P96" style:family="paragraph" style:parent-style-name="Text_20_body" style:list-style-name="L37"/>
    <style:style style:name="P97" style:family="paragraph" style:parent-style-name="Text_20_body" style:list-style-name="L37">
      <style:paragraph-properties fo:margin-left="0cm" fo:margin-right="0cm" fo:text-indent="0cm" style:auto-text-indent="false"/>
    </style:style>
    <style:style style:name="P98" style:family="paragraph" style:parent-style-name="Text_20_body" style:list-style-name="L38"/>
    <style:style style:name="P99" style:family="paragraph" style:parent-style-name="Text_20_body" style:list-style-name="L38">
      <style:paragraph-properties fo:margin-left="0cm" fo:margin-right="0cm" fo:text-indent="0cm" style:auto-text-indent="false"/>
    </style:style>
    <style:style style:name="P100" style:family="paragraph" style:parent-style-name="Text_20_body" style:list-style-name="L39"/>
    <style:style style:name="P101" style:family="paragraph" style:parent-style-name="Text_20_body" style:list-style-name="L39">
      <style:paragraph-properties fo:margin-left="0cm" fo:margin-right="0cm" fo:text-indent="0cm" style:auto-text-indent="false"/>
    </style:style>
    <style:style style:name="P102" style:family="paragraph" style:parent-style-name="Text_20_body" style:list-style-name="L40"/>
    <style:style style:name="P103" style:family="paragraph" style:parent-style-name="Text_20_body" style:list-style-name="L40">
      <style:paragraph-properties fo:margin-left="0cm" fo:margin-right="0cm" fo:text-indent="0cm" style:auto-text-indent="false"/>
    </style:style>
    <style:style style:name="P104" style:family="paragraph" style:parent-style-name="Text_20_body" style:list-style-name="L41"/>
    <style:style style:name="P105" style:family="paragraph" style:parent-style-name="Text_20_body" style:list-style-name="L41">
      <style:paragraph-properties fo:margin-left="0cm" fo:margin-right="0cm" fo:text-indent="0cm" style:auto-text-indent="false"/>
    </style:style>
    <style:style style:name="P106" style:family="paragraph" style:parent-style-name="Text_20_body" style:list-style-name="L42"/>
    <style:style style:name="P107" style:family="paragraph" style:parent-style-name="Text_20_body" style:list-style-name="L42">
      <style:paragraph-properties fo:margin-left="0cm" fo:margin-right="0cm" fo:text-indent="0cm" style:auto-text-indent="false"/>
    </style:style>
    <style:style style:name="P108" style:family="paragraph" style:parent-style-name="Text_20_body" style:list-style-name="L43"/>
    <style:style style:name="P109" style:family="paragraph" style:parent-style-name="Text_20_body" style:list-style-name="L43">
      <style:paragraph-properties fo:margin-left="0cm" fo:margin-right="0cm" fo:text-indent="0cm" style:auto-text-indent="false"/>
    </style:style>
    <style:style style:name="P110" style:family="paragraph" style:parent-style-name="Text_20_body" style:list-style-name="L44"/>
    <style:style style:name="P111" style:family="paragraph" style:parent-style-name="Text_20_body" style:list-style-name="L44">
      <style:paragraph-properties fo:margin-left="0cm" fo:margin-right="0cm" fo:text-indent="0cm" style:auto-text-indent="false"/>
    </style:style>
    <style:style style:name="P112" style:family="paragraph" style:parent-style-name="Text_20_body" style:list-style-name="L45"/>
    <style:style style:name="P113" style:family="paragraph" style:parent-style-name="Text_20_body" style:list-style-name="L45">
      <style:paragraph-properties fo:margin-left="0cm" fo:margin-right="0cm" fo:text-indent="0cm" style:auto-text-indent="false"/>
    </style:style>
    <style:style style:name="P114" style:family="paragraph" style:parent-style-name="Text_20_body" style:list-style-name="L46"/>
    <style:style style:name="P115" style:family="paragraph" style:parent-style-name="Text_20_body" style:list-style-name="L46">
      <style:paragraph-properties fo:margin-left="0cm" fo:margin-right="0cm" fo:text-indent="0cm" style:auto-text-indent="false"/>
    </style:style>
    <style:style style:name="P116" style:family="paragraph" style:parent-style-name="Text_20_body" style:list-style-name="L47"/>
    <style:style style:name="P117" style:family="paragraph" style:parent-style-name="Text_20_body" style:list-style-name="L47">
      <style:paragraph-properties fo:margin-left="0cm" fo:margin-right="0cm" fo:text-indent="0cm" style:auto-text-indent="false"/>
    </style:style>
    <style:style style:name="P118" style:family="paragraph" style:parent-style-name="Text_20_body" style:list-style-name="L48"/>
    <style:style style:name="P119" style:family="paragraph" style:parent-style-name="Text_20_body" style:list-style-name="L48">
      <style:paragraph-properties fo:margin-left="0cm" fo:margin-right="0cm" fo:text-indent="0cm" style:auto-text-indent="false"/>
    </style:style>
    <style:style style:name="P120" style:family="paragraph" style:parent-style-name="Text_20_body" style:list-style-name="L49"/>
    <style:style style:name="P121" style:family="paragraph" style:parent-style-name="Text_20_body" style:list-style-name="L49">
      <style:paragraph-properties fo:margin-left="0cm" fo:margin-right="0cm" fo:text-indent="0cm" style:auto-text-indent="false"/>
    </style:style>
    <style:style style:name="P122" style:family="paragraph" style:parent-style-name="Text_20_body" style:list-style-name="L50"/>
    <style:style style:name="P123" style:family="paragraph" style:parent-style-name="Text_20_body" style:list-style-name="L50">
      <style:paragraph-properties fo:margin-left="0cm" fo:margin-right="0cm" fo:text-indent="0cm" style:auto-text-indent="false"/>
    </style:style>
    <style:style style:name="P124" style:family="paragraph" style:parent-style-name="Text_20_body" style:list-style-name="L51"/>
    <style:style style:name="P125" style:family="paragraph" style:parent-style-name="Text_20_body" style:list-style-name="L51">
      <style:paragraph-properties fo:margin-left="0cm" fo:margin-right="0cm" fo:text-indent="0cm" style:auto-text-indent="false"/>
    </style:style>
    <style:style style:name="P126" style:family="paragraph" style:parent-style-name="Text_20_body" style:list-style-name="L52"/>
    <style:style style:name="P127" style:family="paragraph" style:parent-style-name="Text_20_body" style:list-style-name="L52">
      <style:paragraph-properties fo:margin-left="0cm" fo:margin-right="0cm" fo:text-indent="0cm" style:auto-text-indent="false"/>
    </style:style>
    <style:style style:name="P128" style:family="paragraph" style:parent-style-name="Text_20_body" style:list-style-name="L53"/>
    <style:style style:name="P129" style:family="paragraph" style:parent-style-name="Text_20_body" style:list-style-name="L53">
      <style:paragraph-properties fo:margin-left="0cm" fo:margin-right="0cm" fo:text-indent="0cm" style:auto-text-indent="false"/>
    </style:style>
    <style:style style:name="P130" style:family="paragraph" style:parent-style-name="Text_20_body" style:list-style-name="L54"/>
    <style:style style:name="P131" style:family="paragraph" style:parent-style-name="Text_20_body" style:list-style-name="L55"/>
    <style:style style:name="P132" style:family="paragraph" style:parent-style-name="Text_20_body" style:list-style-name="L55">
      <style:paragraph-properties fo:margin-left="0cm" fo:margin-right="0cm" fo:text-indent="0cm" style:auto-text-indent="false"/>
    </style:style>
    <style:style style:name="P133" style:family="paragraph" style:parent-style-name="Text_20_body" style:list-style-name="L56"/>
    <style:style style:name="P134" style:family="paragraph" style:parent-style-name="Text_20_body" style:list-style-name="L56">
      <style:paragraph-properties fo:margin-left="0cm" fo:margin-right="0cm" fo:text-indent="0cm" style:auto-text-indent="false"/>
    </style:style>
    <style:style style:name="P135" style:family="paragraph" style:parent-style-name="Text_20_body" style:list-style-name="L57"/>
    <style:style style:name="P136" style:family="paragraph" style:parent-style-name="Text_20_body" style:list-style-name="L58"/>
    <style:style style:name="P137" style:family="paragraph" style:parent-style-name="Text_20_body" style:list-style-name="L59"/>
    <style:style style:name="P138" style:family="paragraph" style:parent-style-name="Text_20_body" style:list-style-name="L59">
      <style:paragraph-properties fo:margin-left="0cm" fo:margin-right="0cm" fo:text-indent="0cm" style:auto-text-indent="false"/>
    </style:style>
    <style:style style:name="P139" style:family="paragraph" style:parent-style-name="Text_20_body" style:list-style-name="L60"/>
    <style:style style:name="P140" style:family="paragraph" style:parent-style-name="Text_20_body" style:list-style-name="L61"/>
    <style:style style:name="P141" style:family="paragraph" style:parent-style-name="Text_20_body" style:list-style-name="L62"/>
    <style:style style:name="T1" style:family="text">
      <style:text-properties fo:font-weight="bold"/>
    </style:style>
    <style:style style:name="T2"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8">
        <text:list-header>
          <text:p text:style-name="P32"/>
        </text:list-header>
      </text:list>
      <text:section text:style-name="Sect1" text:name="chat-history">
        <text:section text:style-name="Sect1" text:name="353b49f9e637c006">
          <text:p text:style-name="P33"/>
          <text:section text:style-name="Sect2" text:name="model-response-message-contentr_353b49f9e637c006">
            <text:h text:style-name="P1" text:outline-level="3"><text:span text:style-name="T1">Objetivo General:</text:span> Comprender, medir y analizar el rendimiento de un sistema Linux, identificando posibles cuellos de botella y correlacionando síntomas con causas.</text:h>
            <text:p text:style-name="Horizontal_20_Line"/>
            <text:h text:style-name="P2" text:outline-level="3">1. Medir el Uso de CPU</text:h>
            <text:p text:style-name="Text_20_body"><text:span text:style-name="T1">Objetivo:</text:span> Obtener una visión detallada del uso de la CPU por parte del sistema y los procesos individuales.</text:p>
            <text:p text:style-name="Text_20_body"><text:span text:style-name="T1">Herramientas a utilizar:</text:span> <text:span text:style-name="Source_20_Text">top</text:span>, <text:span text:style-name="Source_20_Text">htop</text:span>, <text:span text:style-name="Source_20_Text">vmstat</text:span>, <text:span text:style-name="Source_20_Text">sar</text:span></text:p>
            <text:p text:style-name="P70">Ejercicios:</text:p>
            <text:p text:style-name="Text_20_body"><text:span text:style-name="T1">Ejercicio 1.1: Uso general de CPU con </text:span><text:span text:style-name="Source_20_Text"><text:span text:style-name="T1">top</text:span></text:span></text:p>
            <text:list text:style-name="L35">
              <text:list-item>
                <text:p text:style-name="P92"><text:span text:style-name="T1">Paso 1: Abrir la terminal y ejecutar </text:span><text:span text:style-name="Source_20_Text"><text:span text:style-name="T1">top</text:span></text:span></text:p>
                <text:p text:style-name="P93"/>
                <text:p text:style-name="P4"><text:span text:style-name="Source_20_Text">top</text:span></text:p>
              </text:list-item>
              <text:list-item>
                <text:p text:style-name="P92"><text:span text:style-name="T1">Paso 2: Observar la sección superior de </text:span><text:span text:style-name="Source_20_Text"><text:span text:style-name="T1">top</text:span></text:span></text:p>
                <text:list>
                  <text:list-item>
                    <text:p text:style-name="P92"><text:span text:style-name="Source_20_Text">%us</text:span>: Porcentaje de tiempo de CPU utilizado por procesos de usuario.</text:p>
                  </text:list-item>
                  <text:list-item>
                    <text:p text:style-name="P92"><text:span text:style-name="Source_20_Text">%sy</text:span>: Porcentaje de tiempo de CPU utilizado por procesos del kernel (sistema).</text:p>
                  </text:list-item>
                  <text:list-item>
                    <text:p text:style-name="P92"><text:span text:style-name="Source_20_Text">%ni</text:span>: Porcentaje de tiempo de CPU utilizado por procesos con <text:span text:style-name="Source_20_Text">nice</text:span> (prioridad) modificada.</text:p>
                  </text:list-item>
                  <text:list-item>
                    <text:p text:style-name="P92"><text:span text:style-name="Source_20_Text">%id</text:span>: Porcentaje de tiempo de CPU inactivo (disponible). Un valor bajo indica una CPU muy ocupada.</text:p>
                  </text:list-item>
                  <text:list-item>
                    <text:p text:style-name="P92"><text:span text:style-name="Source_20_Text">%wa</text:span>: Porcentaje de tiempo de CPU esperando E/S (Input/Output). Un valor alto sugiere un cuello de botella en E/S.</text:p>
                  </text:list-item>
                  <text:list-item>
                    <text:p text:style-name="P92"><text:span text:style-name="Source_20_Text">%hi</text:span>: Porcentaje de tiempo de CPU utilizado por interrupciones de hardware.</text:p>
                  </text:list-item>
                  <text:list-item>
                    <text:p text:style-name="P92"><text:span text:style-name="Source_20_Text">%si</text:span>: Porcentaje de tiempo de CPU utilizado por interrupciones de software.</text:p>
                  </text:list-item>
                  <text:list-item>
                    <text:p text:style-name="P92"><text:span text:style-name="Source_20_Text">%st</text:span>: Porcentaje de tiempo de CPU "robado" por una máquina virtual (si se está ejecutando en un hypervisor).</text:p>
                  </text:list-item>
                </text:list>
              </text:list-item>
              <text:list-item>
                <text:p text:style-name="P71">Paso 3: Identificar procesos que consumen CPU</text:p>
                <text:list>
                  <text:list-item>
                    <text:p text:style-name="P92">En la sección de procesos de <text:span text:style-name="Source_20_Text">top</text:span>, ordena por la columna <text:span text:style-name="Source_20_Text">%CPU</text:span> (presiona <text:span text:style-name="Source_20_Text">P</text:span> dentro de <text:span text:style-name="Source_20_Text">top</text:span> para ordenar por CPU). Identifica los procesos que están utilizando una cantidad significativa de ciclos de CPU.</text:p>
                  </text:list-item>
                </text:list>
              </text:list-item>
              <text:list-item>
                <text:p text:style-name="P92"><text:span text:style-name="T1">Explicación de la solución:</text:span> <text:span text:style-name="Source_20_Text">top</text:span> proporciona una vista en tiempo real del estado del sistema. La sección superior muestra un resumen del uso de la CPU, mientras que la lista de procesos permite identificar qué programas son los principales consumidores. Un <text:span text:style-name="Source_20_Text">%id</text:span> bajo <text:soft-page-break/>y un <text:span text:style-name="Source_20_Text">%us</text:span> o <text:span text:style-name="Source_20_Text">%sy</text:span> altos indican que la CPU está muy cargada. Un <text:span text:style-name="Source_20_Text">%wa</text:span> alto puede señalar un problema de E/S subyacente.</text:p>
              </text:list-item>
            </text:list>
            <text:p text:style-name="Text_20_body"><text:span text:style-name="T1">Ejercicio 1.2: Uso de CPU interactivo con </text:span><text:span text:style-name="Source_20_Text"><text:span text:style-name="T1">htop</text:span></text:span></text:p>
            <text:list text:style-name="L36">
              <text:list-item>
                <text:p text:style-name="P94"><text:span text:style-name="T1">Paso 1: Abrir la terminal y ejecutar </text:span><text:span text:style-name="Source_20_Text"><text:span text:style-name="T1">htop</text:span></text:span></text:p>
                <text:p text:style-name="P95"/>
                <text:p text:style-name="P5"><text:span text:style-name="Source_20_Text">htop</text:span></text:p>
                <text:list>
                  <text:list-item>
                    <text:p text:style-name="P94">Si no lo tienes instalado, instálalo con <text:span text:style-name="Source_20_Text">sudo apt install htop</text:span> (Debian/Ubuntu) o <text:span text:style-name="Source_20_Text">sudo yum install htop</text:span> (CentOS/RHEL).</text:p>
                  </text:list-item>
                </text:list>
              </text:list-item>
              <text:list-item>
                <text:p text:style-name="P94"><text:span text:style-name="T1">Paso 2: Navegar y filtrar en </text:span><text:span text:style-name="Source_20_Text"><text:span text:style-name="T1">htop</text:span></text:span></text:p>
                <text:list>
                  <text:list-item>
                    <text:p text:style-name="P94"><text:span text:style-name="Source_20_Text">htop</text:span> es una versión mejorada de <text:span text:style-name="Source_20_Text">top</text:span> con una interfaz más amigable. Puedes usar las flechas del teclado para navegar.</text:p>
                  </text:list-item>
                  <text:list-item>
                    <text:p text:style-name="P94">Presiona <text:span text:style-name="Source_20_Text">F6</text:span> para ordenar por una columna (selecciona <text:span text:style-name="Source_20_Text">%CPU</text:span>).</text:p>
                  </text:list-item>
                  <text:list-item>
                    <text:p text:style-name="P94">Presiona <text:span text:style-name="Source_20_Text">F4</text:span> para buscar procesos por nombre.</text:p>
                  </text:list-item>
                </text:list>
              </text:list-item>
              <text:list-item>
                <text:p text:style-name="P72">Paso 3: Identificar picos de CPU</text:p>
                <text:list>
                  <text:list-item>
                    <text:p text:style-name="P94">Observa los gráficos de barras en la parte superior que representan el uso de cada núcleo de la CPU. Un color rojo intenso indica un uso elevado.</text:p>
                  </text:list-item>
                </text:list>
              </text:list-item>
              <text:list-item>
                <text:p text:style-name="P94"><text:span text:style-name="T1">Explicación de la solución:</text:span> <text:span text:style-name="Source_20_Text">htop</text:span> ofrece una visualización más intuitiva del uso de la CPU, incluyendo gráficos por núcleo, lo que facilita la identificación de procesos problemáticos y picos de uso.</text:p>
              </text:list-item>
            </text:list>
            <text:p text:style-name="Text_20_body"><text:span text:style-name="T1">Ejercicio 1.3: Resumen de CPU y memoria con </text:span><text:span text:style-name="Source_20_Text"><text:span text:style-name="T1">vmstat</text:span></text:span></text:p>
            <text:list text:style-name="L37">
              <text:list-item>
                <text:p text:style-name="P96"><text:span text:style-name="T1">Paso 1: Ejecutar </text:span><text:span text:style-name="Source_20_Text"><text:span text:style-name="T1">vmstat</text:span></text:span><text:span text:style-name="T1"> con un intervalo</text:span></text:p>
                <text:p text:style-name="P97"/>
                <text:p text:style-name="P6"><text:span text:style-name="Source_20_Text">vmstat 2 5</text:span></text:p>
                <text:list>
                  <text:list-item>
                    <text:p text:style-name="P96">Esto ejecutará <text:span text:style-name="Source_20_Text">vmstat</text:span> cada 2 segundos, 5 veces.</text:p>
                  </text:list-item>
                </text:list>
              </text:list-item>
              <text:list-item>
                <text:p text:style-name="P96"><text:span text:style-name="T1">Paso 2: Analizar la salida de </text:span><text:span text:style-name="Source_20_Text"><text:span text:style-name="T1">vmstat</text:span></text:span></text:p>
                <text:list>
                  <text:list-item>
                    <text:p text:style-name="P96"><text:span text:style-name="Source_20_Text"><text:span text:style-name="T1">procs</text:span></text:span><text:span text:style-name="T1"> (procesos):</text:span></text:p>
                    <text:list>
                      <text:list-item>
                        <text:p text:style-name="P96"><text:span text:style-name="Source_20_Text">r</text:span>: Número de procesos esperando tiempo de CPU (en la cola de ejecución). Un valor alto indica una CPU sobrecargada.</text:p>
                      </text:list-item>
                      <text:list-item>
                        <text:p text:style-name="P96"><text:span text:style-name="Source_20_Text">b</text:span>: Número de procesos en sueño ininterrumpible (esperando E/S). Un valor alto puede indicar un cuello de botella de E/S.</text:p>
                      </text:list-item>
                    </text:list>
                  </text:list-item>
                  <text:list-item>
                    <text:p text:style-name="P96"><text:span text:style-name="Source_20_Text"><text:span text:style-name="T1">cpu</text:span></text:span><text:span text:style-name="T1"> (CPU):</text:span></text:p>
                    <text:list>
                      <text:list-item>
                        <text:p text:style-name="P96"><text:span text:style-name="Source_20_Text">us</text:span>: Tiempo de usuario.</text:p>
                      </text:list-item>
                      <text:list-item>
                        <text:p text:style-name="P96"><text:span text:style-name="Source_20_Text">sy</text:span>: Tiempo del sistema.</text:p>
                      </text:list-item>
                      <text:list-item>
                        <text:p text:style-name="P96"><text:soft-page-break/><text:span text:style-name="Source_20_Text">id</text:span>: Tiempo inactivo.</text:p>
                      </text:list-item>
                      <text:list-item>
                        <text:p text:style-name="P96"><text:span text:style-name="Source_20_Text">wa</text:span>: Tiempo de espera de E/S.</text:p>
                      </text:list-item>
                      <text:list-item>
                        <text:p text:style-name="P96"><text:span text:style-name="Source_20_Text">st</text:span>: Tiempo "robado" (steal time).</text:p>
                      </text:list-item>
                    </text:list>
                  </text:list-item>
                </text:list>
              </text:list-item>
              <text:list-item>
                <text:p text:style-name="P96"><text:span text:style-name="T1">Explicación de la solución:</text:span> <text:span text:style-name="Source_20_Text">vmstat</text:span> proporciona una instantánea periódica del estado del sistema, incluyendo el uso de la CPU. El campo <text:span text:style-name="Source_20_Text">r</text:span> es crucial para identificar si la CPU está sobrecargada (muchos procesos esperando). El campo <text:span text:style-name="Source_20_Text">wa</text:span> es un buen indicador de si los procesos están esperando datos del disco.</text:p>
              </text:list-item>
            </text:list>
            <text:p text:style-name="Text_20_body"><text:span text:style-name="T1">Ejercicio 1.4: Recopilación histórica de datos de CPU con </text:span><text:span text:style-name="Source_20_Text"><text:span text:style-name="T1">sar</text:span></text:span></text:p>
            <text:list text:style-name="L38">
              <text:list-item>
                <text:p text:style-name="P98"><text:span text:style-name="T1">Paso 1: Comprobar si </text:span><text:span text:style-name="Source_20_Text"><text:span text:style-name="T1">sar</text:span></text:span><text:span text:style-name="T1"> está configurado para recopilar datos</text:span></text:p>
                <text:list>
                  <text:list-item>
                    <text:p text:style-name="P98">En muchas distribuciones, <text:span text:style-name="Source_20_Text">sar</text:span> (parte del paquete <text:span text:style-name="Source_20_Text">sysstat</text:span>) ya recopila datos históricos automáticamente. Los archivos se encuentran típicamente en <text:span text:style-name="Source_20_Text">/var/log/sysstat/</text:span> o <text:span text:style-name="Source_20_Text">/var/log/sa/</text:span>.</text:p>
                  </text:list-item>
                </text:list>
              </text:list-item>
              <text:list-item>
                <text:p text:style-name="P73">P2: Ver el uso de CPU de hoy</text:p>
                <text:p text:style-name="P99"/>
                <text:p text:style-name="P8"><text:span text:style-name="Source_20_Text">sar -u</text:span></text:p>
              </text:list-item>
              <text:list-item>
                <text:p text:style-name="P73">P3: Ver el uso de CPU para un día específico (por ejemplo, ayer)</text:p>
                <text:p text:style-name="P99"/>
                <text:p text:style-name="P7"><text:span text:style-name="Source_20_Text">sar -u -f /var/log/sysstat/saDD <text:s/># Donde DD es el día del mes</text:span></text:p>
                <text:p text:style-name="P8"><text:span text:style-name="Source_20_Text"># Ejemplo: sar -u -f /var/log/sysstat/sa27</text:span></text:p>
              </text:list-item>
              <text:list-item>
                <text:p text:style-name="P73">P4: Ver el uso de CPU con intervalos (por ejemplo, cada 2 segundos durante 5 intervalos)</text:p>
                <text:p text:style-name="P99"/>
                <text:p text:style-name="P8"><text:span text:style-name="Source_20_Text">sar -u 2 5</text:span></text:p>
              </text:list-item>
              <text:list-item>
                <text:p text:style-name="P98"><text:span text:style-name="T1">Explicación de la solución:</text:span> <text:span text:style-name="Source_20_Text">sar</text:span> es una herramienta poderosa para el análisis histórico del rendimiento. Permite examinar el uso de la CPU a lo largo del tiempo, lo que es útil para identificar tendencias, picos recurrentes y correlacionar problemas con eventos pasados.</text:p>
              </text:list-item>
            </text:list>
            <text:p text:style-name="Horizontal_20_Line"/>
            <text:h text:style-name="P2" text:outline-level="3">2. Medir el Uso de Memoria</text:h>
            <text:p text:style-name="Text_20_body"><text:span text:style-name="T1">Objetivo:</text:span> Determinar la cantidad de memoria RAM utilizada, la memoria caché, el búfer y el uso del swap, así como identificar procesos con alto consumo de memoria.</text:p>
            <text:p text:style-name="Text_20_body"><text:span text:style-name="T1">Herramientas a utilizar:</text:span> <text:span text:style-name="Source_20_Text">free</text:span>, <text:span text:style-name="Source_20_Text">top</text:span>, <text:span text:style-name="Source_20_Text">htop</text:span>, <text:span text:style-name="Source_20_Text">vmstat</text:span>, <text:span text:style-name="Source_20_Text">sar</text:span>, <text:span text:style-name="Source_20_Text">swap</text:span> (conceptual, no una herramienta de línea de comandos independiente para medir uso directo).</text:p>
            <text:p text:style-name="P70">Ejercicios:</text:p>
            <text:p text:style-name="Text_20_body"><text:span text:style-name="T1">Ejercicio 2.1: Resumen de memoria con </text:span><text:span text:style-name="Source_20_Text"><text:span text:style-name="T1">free</text:span></text:span></text:p>
            <text:list text:style-name="L39">
              <text:list-item>
                <text:p text:style-name="P100"><text:soft-page-break/><text:span text:style-name="T1">Paso 1: Ejecutar </text:span><text:span text:style-name="Source_20_Text"><text:span text:style-name="T1">free</text:span></text:span></text:p>
                <text:p text:style-name="P101"/>
                <text:p text:style-name="P9"><text:span text:style-name="Source_20_Text">free -h</text:span></text:p>
                <text:list>
                  <text:list-item>
                    <text:p text:style-name="P100">La opción <text:span text:style-name="Source_20_Text">-h</text:span> (human-readable) muestra los tamaños en un formato fácil de leer (KB, MB, GB).</text:p>
                  </text:list-item>
                </text:list>
              </text:list-item>
              <text:list-item>
                <text:p text:style-name="P74">Paso 2: Interpretar la salida</text:p>
                <text:list>
                  <text:list-item>
                    <text:p text:style-name="P100"><text:span text:style-name="Source_20_Text"><text:span text:style-name="T1">total</text:span></text:span>: Memoria física total instalada.</text:p>
                  </text:list-item>
                  <text:list-item>
                    <text:p text:style-name="P100"><text:span text:style-name="Source_20_Text"><text:span text:style-name="T1">used</text:span></text:span>: Memoria actualmente en uso.</text:p>
                  </text:list-item>
                  <text:list-item>
                    <text:p text:style-name="P100"><text:span text:style-name="Source_20_Text"><text:span text:style-name="T1">free</text:span></text:span>: Memoria disponible sin ser usada.</text:p>
                  </text:list-item>
                  <text:list-item>
                    <text:p text:style-name="P100"><text:span text:style-name="Source_20_Text"><text:span text:style-name="T1">shared</text:span></text:span>: Memoria compartida entre procesos.</text:p>
                  </text:list-item>
                  <text:list-item>
                    <text:p text:style-name="P100"><text:span text:style-name="Source_20_Text"><text:span text:style-name="T1">buff/cache</text:span></text:span>: Memoria utilizada por búferes de kernel y caché de páginas. Esto <text:span text:style-name="T1">no es memoria libre</text:span> en el sentido estricto, pero está disponible para ser reclamada rápidamente si un proceso la necesita. Un valor alto aquí es generalmente bueno, ya que el kernel está usando RAM para acelerar las E/S de disco.</text:p>
                  </text:list-item>
                  <text:list-item>
                    <text:p text:style-name="P100"><text:span text:style-name="Source_20_Text"><text:span text:style-name="T1">available</text:span></text:span>: Estimación de la memoria que está disponible para nuevos procesos sin recurrir a swap. Este es el valor más importante para determinar si el sistema tiene suficiente RAM.</text:p>
                  </text:list-item>
                  <text:list-item>
                    <text:p text:style-name="P100"><text:span text:style-name="Source_20_Text"><text:span text:style-name="T1">Swap</text:span></text:span>: Información sobre el espacio de intercambio (swap). <text:span text:style-name="Source_20_Text">total</text:span>, <text:span text:style-name="Source_20_Text">used</text:span>, <text:span text:style-name="Source_20_Text">free</text:span>.</text:p>
                  </text:list-item>
                </text:list>
              </text:list-item>
              <text:list-item>
                <text:p text:style-name="P100"><text:span text:style-name="T1">Explicación de la solución:</text:span> <text:span text:style-name="Source_20_Text">free</text:span> proporciona una visión rápida y concisa del estado de la memoria RAM y el swap. Es fundamental entender la diferencia entre <text:span text:style-name="Source_20_Text">free</text:span> y <text:span text:style-name="Source_20_Text">available</text:span> para no confundirse sobre la memoria realmente utilizable. Un <text:span text:style-name="Source_20_Text">available</text:span> bajo junto con un <text:span text:style-name="Source_20_Text">used</text:span> alto en swap puede indicar que el sistema se está quedando sin RAM y está utilizando swap activamente, lo que degrada el rendimiento.</text:p>
              </text:list-item>
            </text:list>
            <text:p text:style-name="Text_20_body"><text:span text:style-name="T1">Ejercicio 2.2: Identificar procesos con alto consumo de memoria con </text:span><text:span text:style-name="Source_20_Text"><text:span text:style-name="T1">top</text:span></text:span><text:span text:style-name="T1"> y </text:span><text:span text:style-name="Source_20_Text"><text:span text:style-name="T1">htop</text:span></text:span></text:p>
            <text:list text:style-name="L40">
              <text:list-item>
                <text:p text:style-name="P102"><text:span text:style-name="T1">Paso 1: Abrir la terminal y ejecutar </text:span><text:span text:style-name="Source_20_Text"><text:span text:style-name="T1">top</text:span></text:span><text:span text:style-name="T1"> o </text:span><text:span text:style-name="Source_20_Text"><text:span text:style-name="T1">htop</text:span></text:span></text:p>
                <text:p text:style-name="P103"/>
                <text:p text:style-name="P10"><text:span text:style-name="Source_20_Text">top</text:span></text:p>
                <text:p text:style-name="P10"><text:span text:style-name="Source_20_Text"># o</text:span></text:p>
                <text:p text:style-name="P11"><text:span text:style-name="Source_20_Text">htop</text:span></text:p>
              </text:list-item>
              <text:list-item>
                <text:p text:style-name="P75">Paso 2: Ordenar por uso de memoria</text:p>
                <text:list>
                  <text:list-item>
                    <text:p text:style-name="P102">En <text:span text:style-name="Source_20_Text">top</text:span>, presiona <text:span text:style-name="Source_20_Text">M</text:span> para ordenar por la columna <text:span text:style-name="Source_20_Text">%MEM</text:span>.</text:p>
                  </text:list-item>
                  <text:list-item>
                    <text:p text:style-name="P102">En <text:span text:style-name="Source_20_Text">htop</text:span>, presiona <text:span text:style-name="Source_20_Text">F6</text:span> y selecciona <text:span text:style-name="Source_20_Text">MEM%</text:span>.</text:p>
                  </text:list-item>
                </text:list>
              </text:list-item>
              <text:list-item>
                <text:p text:style-name="P75">Paso 3: Analizar las columnas de memoria</text:p>
                <text:list>
                  <text:list-item>
                    <text:p text:style-name="P102"><text:soft-page-break/><text:span text:style-name="Source_20_Text">VIRT</text:span> (Virtual): Cantidad total de memoria virtual utilizada por el proceso. Incluye código, datos, bibliotecas compartidas, y archivos mapeados en memoria, incluso si no están en RAM física.</text:p>
                  </text:list-item>
                  <text:list-item>
                    <text:p text:style-name="P102"><text:span text:style-name="Source_20_Text">RES</text:span> (Resident): Cantidad de memoria física (RAM) real que el proceso está usando. Este es el valor más importante para el uso de RAM.</text:p>
                  </text:list-item>
                  <text:list-item>
                    <text:p text:style-name="P102"><text:span text:style-name="Source_20_Text">SHR</text:span> (Shared): Cantidad de memoria compartida utilizada por el proceso.</text:p>
                  </text:list-item>
                  <text:list-item>
                    <text:p text:style-name="P102"><text:span text:style-name="Source_20_Text">%MEM</text:span>: Porcentaje de la memoria física total que el proceso está utilizando.</text:p>
                  </text:list-item>
                </text:list>
              </text:list-item>
              <text:list-item>
                <text:p text:style-name="P102"><text:span text:style-name="T1">Explicación de la solución:</text:span> <text:span text:style-name="Source_20_Text">top</text:span> y <text:span text:style-name="Source_20_Text">htop</text:span> son esenciales para identificar qué procesos están acaparando la memoria. Enfócate en la columna <text:span text:style-name="Source_20_Text">RES</text:span> y <text:span text:style-name="Source_20_Text">%MEM</text:span> para ver el impacto real en la RAM física. Un proceso con un <text:span text:style-name="Source_20_Text">RES</text:span> muy alto es un candidato para optimización o investigación.</text:p>
              </text:list-item>
            </text:list>
            <text:p text:style-name="Text_20_body"><text:span text:style-name="T1">Ejercicio 2.3: Medir el uso de memoria y swap con </text:span><text:span text:style-name="Source_20_Text"><text:span text:style-name="T1">vmstat</text:span></text:span></text:p>
            <text:list text:style-name="L41">
              <text:list-item>
                <text:p text:style-name="P104"><text:span text:style-name="T1">Paso 1: Ejecutar </text:span><text:span text:style-name="Source_20_Text"><text:span text:style-name="T1">vmstat</text:span></text:span><text:span text:style-name="T1"> con un intervalo</text:span></text:p>
                <text:p text:style-name="P105"/>
                <text:p text:style-name="P12"><text:span text:style-name="Source_20_Text">vmstat 2 5</text:span></text:p>
              </text:list-item>
              <text:list-item>
                <text:p text:style-name="P104"><text:span text:style-name="T1">Paso 2: Analizar la sección </text:span><text:span text:style-name="Source_20_Text"><text:span text:style-name="T1">memory</text:span></text:span><text:span text:style-name="T1"> y </text:span><text:span text:style-name="Source_20_Text"><text:span text:style-name="T1">swap</text:span></text:span></text:p>
                <text:list>
                  <text:list-item>
                    <text:p text:style-name="P104"><text:span text:style-name="Source_20_Text"><text:span text:style-name="T1">memory</text:span></text:span><text:span text:style-name="T1">:</text:span></text:p>
                    <text:list>
                      <text:list-item>
                        <text:p text:style-name="P104"><text:span text:style-name="Source_20_Text">swpd</text:span>: Memoria virtual utilizada (memoria en el swap).</text:p>
                      </text:list-item>
                      <text:list-item>
                        <text:p text:style-name="P104"><text:span text:style-name="Source_20_Text">free</text:span>: Memoria libre no utilizada.</text:p>
                      </text:list-item>
                      <text:list-item>
                        <text:p text:style-name="P104"><text:span text:style-name="Source_20_Text">buff</text:span>: Memoria utilizada como búferes.</text:p>
                      </text:list-item>
                      <text:list-item>
                        <text:p text:style-name="P104"><text:span text:style-name="Source_20_Text">cache</text:span>: Memoria utilizada como caché.</text:p>
                      </text:list-item>
                    </text:list>
                  </text:list-item>
                  <text:list-item>
                    <text:p text:style-name="P104"><text:span text:style-name="Source_20_Text"><text:span text:style-name="T1">swap</text:span></text:span><text:span text:style-name="T1">:</text:span></text:p>
                    <text:list>
                      <text:list-item>
                        <text:p text:style-name="P104"><text:span text:style-name="Source_20_Text">si</text:span>: Kilobytes por segundo intercambiados <text:span text:style-name="T2">desde</text:span> el disco (swap-in). Un valor alto aquí indica que el sistema está trayendo páginas activamente del swap a la RAM.</text:p>
                      </text:list-item>
                      <text:list-item>
                        <text:p text:style-name="P104"><text:span text:style-name="Source_20_Text">so</text:span>: Kilobytes por segundo intercambiados <text:span text:style-name="T2">hacia</text:span> el disco (swap-out). Un valor alto aquí indica que el sistema está moviendo páginas activamente de la RAM al swap porque necesita liberar RAM.</text:p>
                      </text:list-item>
                    </text:list>
                  </text:list-item>
                </text:list>
              </text:list-item>
              <text:list-item>
                <text:p text:style-name="P104"><text:span text:style-name="T1">Explicación de la solución:</text:span> <text:span text:style-name="Source_20_Text">vmstat</text:span> proporciona un flujo continuo de datos de memoria y swap. Un <text:span text:style-name="Source_20_Text">si</text:span> o <text:span text:style-name="Source_20_Text">so</text:span> altos y sostenidos son indicadores claros de que el sistema está experimentando contención de memoria y está usando el swap intensivamente, lo que es un cuello de botella de rendimiento significativo debido a la lentitud del disco.</text:p>
              </text:list-item>
            </text:list>
            <text:p text:style-name="Text_20_body"><text:span text:style-name="T1">Ejercicio 2.4: Análisis histórico del uso de memoria y swap con </text:span><text:span text:style-name="Source_20_Text"><text:span text:style-name="T1">sar</text:span></text:span></text:p>
            <text:list text:style-name="L42">
              <text:list-item>
                <text:p text:style-name="P76">Paso 1: Ver el uso de memoria de hoy</text:p>
                <text:p text:style-name="P107"/>
                <text:p text:style-name="P14"><text:soft-page-break/><text:span text:style-name="Source_20_Text">sar -r</text:span></text:p>
              </text:list-item>
              <text:list-item>
                <text:p text:style-name="P76">Paso 2: Ver el uso de swap de hoy</text:p>
                <text:p text:style-name="P107"/>
                <text:p text:style-name="P14"><text:span text:style-name="Source_20_Text">sar -W</text:span></text:p>
              </text:list-item>
              <text:list-item>
                <text:p text:style-name="P76">Paso 3: Ver el uso de memoria y swap con intervalos</text:p>
                <text:p text:style-name="P107"/>
                <text:p text:style-name="P13"><text:span text:style-name="Source_20_Text">sar -r 2 5</text:span></text:p>
                <text:p text:style-name="P14"><text:span text:style-name="Source_20_Text">sar -W 2 5</text:span></text:p>
              </text:list-item>
              <text:list-item>
                <text:p text:style-name="P106"><text:span text:style-name="T1">Explicación de la solución:</text:span> <text:span text:style-name="Source_20_Text">sar</text:span> permite analizar cómo ha evolucionado el uso de la memoria y el swap a lo largo del tiempo. Esto es útil para identificar patrones de consumo de memoria, determinar si los picos de uso son consistentes y si el sistema está utilizando el swap de manera persistente.</text:p>
              </text:list-item>
            </text:list>
            <text:p text:style-name="Horizontal_20_Line"/>
            <text:h text:style-name="P2" text:outline-level="3">3. Medir las E/S de Disco</text:h>
            <text:p text:style-name="Text_20_body"><text:span text:style-name="T1">Objetivo:</text:span> Evaluar el rendimiento de las operaciones de entrada/salida en los dispositivos de disco, identificar cuellos de botella de E/S y procesos con alto consumo de disco.</text:p>
            <text:p text:style-name="Text_20_body"><text:span text:style-name="T1">Herramientas a utilizar:</text:span> <text:span text:style-name="Source_20_Text">iostat</text:span>, <text:span text:style-name="Source_20_Text">iotop</text:span>, <text:span text:style-name="Source_20_Text">vmstat</text:span>, <text:span text:style-name="Source_20_Text">sar</text:span>, <text:span text:style-name="Source_20_Text">bloques de entrada (lectura)</text:span>, <text:span text:style-name="Source_20_Text">bloques de salida (escritura)</text:span> (conceptos interpretados de las herramientas).</text:p>
            <text:p text:style-name="P70">Ejercicios:</text:p>
            <text:p text:style-name="Text_20_body"><text:span text:style-name="T1">Ejercicio 3.1: Rendimiento general de E/S con </text:span><text:span text:style-name="Source_20_Text"><text:span text:style-name="T1">iostat</text:span></text:span></text:p>
            <text:list text:style-name="L43">
              <text:list-item>
                <text:p text:style-name="P108"><text:span text:style-name="T1">Paso 1: Ejecutar </text:span><text:span text:style-name="Source_20_Text"><text:span text:style-name="T1">iostat</text:span></text:span><text:span text:style-name="T1"> con un intervalo</text:span></text:p>
                <text:p text:style-name="P109"/>
                <text:p text:style-name="P15"><text:span text:style-name="Source_20_Text">iostat -xdm 2 5</text:span></text:p>
                <text:list>
                  <text:list-item>
                    <text:p text:style-name="P108"><text:span text:style-name="Source_20_Text">-x</text:span>: Extiende la salida con más estadísticas.</text:p>
                  </text:list-item>
                  <text:list-item>
                    <text:p text:style-name="P108"><text:span text:style-name="Source_20_Text">-d</text:span>: Muestra estadísticas de disco.</text:p>
                  </text:list-item>
                  <text:list-item>
                    <text:p text:style-name="P108"><text:span text:style-name="Source_20_Text">-m</text:span>: Muestra estadísticas en megabytes.</text:p>
                  </text:list-item>
                  <text:list-item>
                    <text:p text:style-name="P108"><text:span text:style-name="Source_20_Text">2 5</text:span>: Cada 2 segundos, 5 veces.</text:p>
                  </text:list-item>
                </text:list>
              </text:list-item>
              <text:list-item>
                <text:p text:style-name="P108"><text:span text:style-name="T1">Paso 2: Interpretar la salida de </text:span><text:span text:style-name="Source_20_Text"><text:span text:style-name="T1">iostat</text:span></text:span></text:p>
                <text:list>
                  <text:list-item>
                    <text:p text:style-name="P108"><text:span text:style-name="Source_20_Text">r/s</text:span> (reads per second): Número de lecturas por segundo.</text:p>
                  </text:list-item>
                  <text:list-item>
                    <text:p text:style-name="P108"><text:span text:style-name="Source_20_Text">w/s</text:span> (writes per second): Número de escrituras por segundo.</text:p>
                  </text:list-item>
                  <text:list-item>
                    <text:p text:style-name="P108"><text:span text:style-name="Source_20_Text">rkB/s</text:span> (read KBytes per second): Cantidad de datos leídos en KB/s.</text:p>
                  </text:list-item>
                  <text:list-item>
                    <text:p text:style-name="P108"><text:span text:style-name="Source_20_Text">wkB/s</text:span> (write KBytes per second): Cantidad de datos escritos en KB/s.</text:p>
                  </text:list-item>
                  <text:list-item>
                    <text:p text:style-name="P108"><text:soft-page-break/><text:span text:style-name="Source_20_Text">await</text:span>: El tiempo promedio (en ms) que las solicitudes de E/S esperan en la cola y el tiempo para ser atendidas. Un <text:span text:style-name="Source_20_Text">await</text:span> alto indica latencia.</text:p>
                  </text:list-item>
                  <text:list-item>
                    <text:p text:style-name="P108"><text:span text:style-name="Source_20_Text">svctm</text:span> (service time): El tiempo promedio (en ms) para atender una solicitud de E/S. Un <text:span text:style-name="Source_20_Text">svctm</text:span> alto puede indicar un disco lento o sobrecargado.</text:p>
                  </text:list-item>
                  <text:list-item>
                    <text:p text:style-name="P108"><text:span text:style-name="Source_20_Text">%util</text:span>: El porcentaje de tiempo que el dispositivo está ocupado atendiendo solicitudes de E/S. Un <text:span text:style-name="Source_20_Text">%util</text:span> cercano al 100% indica que el disco es un cuello de botella.</text:p>
                  </text:list-item>
                </text:list>
              </text:list-item>
              <text:list-item>
                <text:p text:style-name="P108"><text:span text:style-name="T1">Explicación de la solución:</text:span> <text:span text:style-name="Source_20_Text">iostat</text:span> es la herramienta principal para monitorear las E/S de disco. Un <text:span text:style-name="Source_20_Text">%util</text:span> alto combinado con un <text:span text:style-name="Source_20_Text">await</text:span> elevado es una señal clara de que el disco está trabajando al límite de su capacidad. Los valores de <text:span text:style-name="Source_20_Text">r/s</text:span>, <text:span text:style-name="Source_20_Text">w/s</text:span>, <text:span text:style-name="Source_20_Text">rkB/s</text:span>, y <text:span text:style-name="Source_20_Text">wkB/s</text:span> dan una idea del rendimiento de transferencia de datos.</text:p>
              </text:list-item>
            </text:list>
            <text:p text:style-name="Text_20_body"><text:span text:style-name="T1">Ejercicio 3.2: Identificar procesos con alto consumo de E/S con </text:span><text:span text:style-name="Source_20_Text"><text:span text:style-name="T1">iotop</text:span></text:span></text:p>
            <text:list text:style-name="L44">
              <text:list-item>
                <text:p text:style-name="P110"><text:span text:style-name="T1">Paso 1: Abrir la terminal y ejecutar </text:span><text:span text:style-name="Source_20_Text"><text:span text:style-name="T1">iotop</text:span></text:span></text:p>
                <text:p text:style-name="P111"/>
                <text:p text:style-name="P16"><text:span text:style-name="Source_20_Text">sudo iotop</text:span></text:p>
                <text:list>
                  <text:list-item>
                    <text:p text:style-name="P110">Requiere <text:span text:style-name="Source_20_Text">sudo</text:span> para ver toda la información de procesos.</text:p>
                  </text:list-item>
                  <text:list-item>
                    <text:p text:style-name="P110">Si no lo tienes instalado, instálalo con <text:span text:style-name="Source_20_Text">sudo apt install iotop</text:span> (Debian/Ubuntu) o <text:span text:style-name="Source_20_Text">sudo yum install iotop</text:span> (CentOS/RHEL).</text:p>
                  </text:list-item>
                </text:list>
              </text:list-item>
              <text:list-item>
                <text:p text:style-name="P110"><text:span text:style-name="T1">Paso 2: Observar la salida de </text:span><text:span text:style-name="Source_20_Text"><text:span text:style-name="T1">iotop</text:span></text:span></text:p>
                <text:list>
                  <text:list-item>
                    <text:p text:style-name="P110"><text:span text:style-name="Source_20_Text">DISC READ</text:span>: Tasa de lectura de disco por proceso.</text:p>
                  </text:list-item>
                  <text:list-item>
                    <text:p text:style-name="P110"><text:span text:style-name="Source_20_Text">DISC WRITE</text:span>: Tasa de escritura de disco por proceso.</text:p>
                  </text:list-item>
                  <text:list-item>
                    <text:p text:style-name="P110"><text:span text:style-name="Source_20_Text">SWAPIN</text:span>: Cantidad de datos intercambiados hacia la RAM (swap-in).</text:p>
                  </text:list-item>
                  <text:list-item>
                    <text:p text:style-name="P110"><text:span text:style-name="Source_20_Text">IO%</text:span>: Porcentaje de tiempo que el proceso está esperando E/S.</text:p>
                  </text:list-item>
                </text:list>
              </text:list-item>
              <text:list-item>
                <text:p text:style-name="P77">Paso 3: Identificar procesos "hambrientos" de E/S</text:p>
                <text:list>
                  <text:list-item>
                    <text:p text:style-name="P110">Ordena por <text:span text:style-name="Source_20_Text">DISC READ</text:span> o <text:span text:style-name="Source_20_Text">DISC WRITE</text:span> (presiona <text:span text:style-name="Source_20_Text">r</text:span> o <text:span text:style-name="Source_20_Text">w</text:span> dentro de <text:span text:style-name="Source_20_Text">iotop</text:span>). Identifica qué procesos son los principales responsables de la actividad de disco.</text:p>
                  </text:list-item>
                </text:list>
              </text:list-item>
              <text:list-item>
                <text:p text:style-name="P110"><text:span text:style-name="T1">Explicación de la solución:</text:span> <text:span text:style-name="Source_20_Text">iotop</text:span> es análogo a <text:span text:style-name="Source_20_Text">top</text:span> pero para las E/S de disco. Permite identificar en tiempo real qué procesos están generando la mayor carga de lectura y escritura en el disco, lo cual es fundamental para depurar cuellos de botella de E/S.</text:p>
              </text:list-item>
            </text:list>
            <text:p text:style-name="Text_20_body"><text:span text:style-name="T1">Ejercicio 3.3: Medir E/S de disco a través de </text:span><text:span text:style-name="Source_20_Text"><text:span text:style-name="T1">vmstat</text:span></text:span><text:span text:style-name="T1"> (bloques de entrada/salida)</text:span></text:p>
            <text:list text:style-name="L45">
              <text:list-item>
                <text:p text:style-name="P112"><text:span text:style-name="T1">Paso 1: Ejecutar </text:span><text:span text:style-name="Source_20_Text"><text:span text:style-name="T1">vmstat</text:span></text:span><text:span text:style-name="T1"> con un intervalo</text:span></text:p>
                <text:p text:style-name="P113"/>
                <text:p text:style-name="P17"><text:span text:style-name="Source_20_Text">vmstat 2 5</text:span></text:p>
              </text:list-item>
              <text:list-item>
                <text:p text:style-name="P112"><text:span text:style-name="T1">Paso 2: Analizar la sección </text:span><text:span text:style-name="Source_20_Text"><text:span text:style-name="T1">io</text:span></text:span></text:p>
                <text:list>
                  <text:list-item>
                    <text:p text:style-name="P112"><text:soft-page-break/><text:span text:style-name="Source_20_Text">bi</text:span> (blocks in): Bloques recibidos desde un dispositivo de bloques (lecturas de disco).</text:p>
                  </text:list-item>
                  <text:list-item>
                    <text:p text:style-name="P112"><text:span text:style-name="Source_20_Text">bo</text:span> (blocks out): Bloques enviados a un dispositivo de bloques (escrituras de disco).</text:p>
                  </text:list-item>
                </text:list>
              </text:list-item>
              <text:list-item>
                <text:p text:style-name="P112"><text:span text:style-name="T1">Explicación de la solución:</text:span> Aunque <text:span text:style-name="Source_20_Text">vmstat</text:span> no es tan detallado como <text:span text:style-name="Source_20_Text">iostat</text:span> para las E/S de disco, los campos <text:span text:style-name="Source_20_Text">bi</text:span> y <text:span text:style-name="Source_20_Text">bo</text:span> te dan una indicación de la cantidad de actividad de lectura y escritura que está ocurriendo a nivel de bloques. Un aumento significativo en estos valores puede señalar una alta carga de E/S.</text:p>
              </text:list-item>
            </text:list>
            <text:p text:style-name="Text_20_body"><text:span text:style-name="T1">Ejercicio 3.4: Análisis histórico de E/S de disco con </text:span><text:span text:style-name="Source_20_Text"><text:span text:style-name="T1">sar</text:span></text:span></text:p>
            <text:list text:style-name="L46">
              <text:list-item>
                <text:p text:style-name="P78">Paso 1: Ver las estadísticas de E/S de disco de hoy</text:p>
                <text:p text:style-name="P115"/>
                <text:p text:style-name="P18"><text:span text:style-name="Source_20_Text">sar -d</text:span></text:p>
              </text:list-item>
              <text:list-item>
                <text:p text:style-name="P78">Paso 2: Ver las estadísticas de cola de E/S y tasas de transferencia</text:p>
                <text:p text:style-name="P115"/>
                <text:p text:style-name="P18"><text:span text:style-name="Source_20_Text">sar -b</text:span></text:p>
              </text:list-item>
              <text:list-item>
                <text:p text:style-name="P78">Paso 3: Ver los bloques de entrada/salida (lecturas/escrituras) con intervalos</text:p>
                <text:p text:style-name="P115"/>
                <text:p text:style-name="P18"><text:span text:style-name="Source_20_Text">sar -b 2 5</text:span></text:p>
              </text:list-item>
              <text:list-item>
                <text:p text:style-name="P114"><text:span text:style-name="T1">Explicación de la solución:</text:span> <text:span text:style-name="Source_20_Text">sar</text:span> permite analizar el historial de E/S de disco, lo cual es crucial para identificar tendencias a largo plazo, picos de actividad en momentos específicos y para correlacionar problemas de rendimiento con la carga de E/S del disco en el pasado.</text:p>
              </text:list-item>
            </text:list>
            <text:p text:style-name="Horizontal_20_Line"/>
            <text:h text:style-name="P2" text:outline-level="3">4. Medir las E/S de Red</text:h>
            <text:p text:style-name="Text_20_body"><text:span text:style-name="T1">Objetivo:</text:span> Monitorear el tráfico de red, identificar procesos que consumen ancho de banda y detectar posibles cuellos de botella en la red.</text:p>
            <text:p text:style-name="Text_20_body"><text:span text:style-name="T1">Herramientas a utilizar:</text:span> <text:span text:style-name="Source_20_Text">netstat</text:span>, <text:span text:style-name="Source_20_Text">ss</text:span>, <text:span text:style-name="Source_20_Text">iptraf</text:span>, <text:span text:style-name="Source_20_Text">sar</text:span>, <text:span text:style-name="Source_20_Text">lsof</text:span> (para conexiones).</text:p>
            <text:p text:style-name="P70">Ejercicios:</text:p>
            <text:p text:style-name="Text_20_body"><text:span text:style-name="T1">Ejercicio 4.1: Estadísticas de red con </text:span><text:span text:style-name="Source_20_Text"><text:span text:style-name="T1">netstat</text:span></text:span></text:p>
            <text:list text:style-name="L47">
              <text:list-item>
                <text:p text:style-name="P79">Paso 1: Mostrar estadísticas de interfaces de red</text:p>
                <text:p text:style-name="P117"/>
                <text:p text:style-name="P19"><text:span text:style-name="Source_20_Text">netstat -i</text:span></text:p>
                <text:list>
                  <text:list-item>
                    <text:p text:style-name="P116">Muestra el número de paquetes y errores para cada interfaz.</text:p>
                  </text:list-item>
                </text:list>
              </text:list-item>
              <text:list-item>
                <text:p text:style-name="P79">Paso 2: Mostrar todas las conexiones activas (TCP/UDP)</text:p>
                <text:p text:style-name="P117"/>
                <text:p text:style-name="P19"><text:soft-page-break/><text:span text:style-name="Source_20_Text">netstat -tunap | grep -i est</text:span></text:p>
                <text:list>
                  <text:list-item>
                    <text:p text:style-name="P116"><text:span text:style-name="Source_20_Text">-t</text:span>: TCP</text:p>
                  </text:list-item>
                  <text:list-item>
                    <text:p text:style-name="P116"><text:span text:style-name="Source_20_Text">-u</text:span>: UDP</text:p>
                  </text:list-item>
                  <text:list-item>
                    <text:p text:style-name="P116"><text:span text:style-name="Source_20_Text">-n</text:span>: Numérico (no resuelve nombres de host/puertos).</text:p>
                  </text:list-item>
                  <text:list-item>
                    <text:p text:style-name="P116"><text:span text:style-name="Source_20_Text">-a</text:span>: Todas las conexiones (escuchando y establecidas).</text:p>
                  </text:list-item>
                  <text:list-item>
                    <text:p text:style-name="P116"><text:span text:style-name="Source_20_Text">-p</text:span>: Muestra el PID/Nombre del programa.</text:p>
                  </text:list-item>
                  <text:list-item>
                    <text:p text:style-name="P116"><text:span text:style-name="Source_20_Text">grep -i est</text:span>: Filtra por conexiones en estado "ESTABLISHED".</text:p>
                  </text:list-item>
                </text:list>
              </text:list-item>
              <text:list-item>
                <text:p text:style-name="P79">Paso 3: Mostrar estadísticas de protocolo</text:p>
                <text:p text:style-name="P117"/>
                <text:p text:style-name="P19"><text:span text:style-name="Source_20_Text">netstat -s</text:span></text:p>
                <text:list>
                  <text:list-item>
                    <text:p text:style-name="P116">Muestra un resumen de las estadísticas para cada protocolo (TCP, UDP, IP, ICMP).</text:p>
                  </text:list-item>
                </text:list>
              </text:list-item>
              <text:list-item>
                <text:p text:style-name="P116"><text:span text:style-name="T1">Explicación de la solución:</text:span> <text:span text:style-name="Source_20_Text">netstat</text:span> es una herramienta versátil para obtener información sobre las conexiones de red, tablas de enrutamiento, interfaces y estadísticas de protocolo. Es útil para ver cuántas conexiones están activas y qué puertos están siendo escuchados. Un número excesivo de conexiones en <text:span text:style-name="Source_20_Text">ESTABLISHED</text:span> o en otros estados anómalos puede indicar problemas.</text:p>
              </text:list-item>
            </text:list>
            <text:p text:style-name="Text_20_body"><text:span text:style-name="T1">Ejercicio 4.2: Resumen rápido de conexiones con </text:span><text:span text:style-name="Source_20_Text"><text:span text:style-name="T1">ss</text:span></text:span></text:p>
            <text:list text:style-name="L48">
              <text:list-item>
                <text:p text:style-name="P80">Paso 1: Mostrar todas las conexiones TCP establecidas</text:p>
                <text:p text:style-name="P119"/>
                <text:p text:style-name="P20"><text:span text:style-name="Source_20_Text">ss -tna</text:span></text:p>
                <text:list>
                  <text:list-item>
                    <text:p text:style-name="P118"><text:span text:style-name="Source_20_Text">ss</text:span> es una alternativa más rápida y moderna a <text:span text:style-name="Source_20_Text">netstat</text:span>.</text:p>
                  </text:list-item>
                </text:list>
              </text:list-item>
              <text:list-item>
                <text:p text:style-name="P80">Paso 2: Contar el número de conexiones por estado</text:p>
                <text:p text:style-name="P119"/>
                <text:p text:style-name="P20"><text:span text:style-name="Source_20_Text">ss -s</text:span></text:p>
              </text:list-item>
              <text:list-item>
                <text:p text:style-name="P80">Paso 3: Mostrar conexiones TCP por socket de destino y origen</text:p>
                <text:p text:style-name="P119"/>
                <text:p text:style-name="P20"><text:span text:style-name="Source_20_Text">ss -ntu state established sport = :80</text:span></text:p>
                <text:list>
                  <text:list-item>
                    <text:p text:style-name="P118">Muestra conexiones TCP establecidas donde el puerto de origen es 80.</text:p>
                  </text:list-item>
                </text:list>
              </text:list-item>
              <text:list-item>
                <text:p text:style-name="P118"><text:span text:style-name="T1">Explicación de la solución:</text:span> <text:span text:style-name="Source_20_Text">ss</text:span> es generalmente preferible a <text:span text:style-name="Source_20_Text">netstat</text:span> por su velocidad y por proporcionar más detalles sobre los sockets. Es excelente para obtener un resumen rápido de las conexiones de red y para filtrar por estados o puertos específicos.</text:p>
              </text:list-item>
            </text:list>
            <text:p text:style-name="Text_20_body"><text:span text:style-name="T1">Ejercicio 4.3: Monitoreo de tráfico de red en tiempo real con </text:span><text:span text:style-name="Source_20_Text"><text:span text:style-name="T1">iptraf</text:span></text:span></text:p>
            <text:list text:style-name="L49">
              <text:list-item>
                <text:p text:style-name="P120"><text:soft-page-break/><text:span text:style-name="T1">Paso 1: Abrir la terminal y ejecutar </text:span><text:span text:style-name="Source_20_Text"><text:span text:style-name="T1">iptraf</text:span></text:span><text:span text:style-name="T1"> (o </text:span><text:span text:style-name="Source_20_Text"><text:span text:style-name="T1">iptraf-ng</text:span></text:span><text:span text:style-name="T1">)</text:span></text:p>
                <text:p text:style-name="P121"/>
                <text:p text:style-name="P21"><text:span text:style-name="Source_20_Text">sudo iptraf-ng</text:span></text:p>
                <text:list>
                  <text:list-item>
                    <text:p text:style-name="P120">Si no lo tienes instalado, instálalo con <text:span text:style-name="Source_20_Text">sudo apt install iptraf-ng</text:span> (Debian/Ubuntu) o <text:span text:style-name="Source_20_Text">sudo yum install iptraf-ng</text:span> (CentOS/RHEL).</text:p>
                  </text:list-item>
                </text:list>
              </text:list-item>
              <text:list-item>
                <text:p text:style-name="P81">Paso 2: Seleccionar opciones de monitoreo</text:p>
                <text:list>
                  <text:list-item>
                    <text:p text:style-name="P120"><text:span text:style-name="Source_20_Text">iptraf-ng</text:span> ofrece un menú interactivo. Selecciona "General interface statistics" para ver el tráfico por interfaz, o "Detailed interface statistics" para un desglose más profundo.</text:p>
                  </text:list-item>
                  <text:list-item>
                    <text:p text:style-name="P120">Explora "Monitor by protocol" o "Monitor by port" para ver el tráfico específico.</text:p>
                  </text:list-item>
                </text:list>
              </text:list-item>
              <text:list-item>
                <text:p text:style-name="P81">Paso 3: Observar las estadísticas de tráfico</text:p>
                <text:list>
                  <text:list-item>
                    <text:p text:style-name="P120"><text:span text:style-name="Source_20_Text">Total Packets</text:span>, <text:span text:style-name="Source_20_Text">IP</text:span>, <text:span text:style-name="Source_20_Text">TCP</text:span>, <text:span text:style-name="Source_20_Text">UDP</text:span>, <text:span text:style-name="Source_20_Text">Bytes in</text:span>, <text:span text:style-name="Source_20_Text">Bytes out</text:span>.</text:p>
                  </text:list-item>
                </text:list>
              </text:list-item>
              <text:list-item>
                <text:p text:style-name="P120"><text:span text:style-name="T1">Explicación de la solución:</text:span> <text:span text:style-name="Source_20_Text">iptraf</text:span> es una herramienta de monitoreo de red basada en ncurses que proporciona una visión en tiempo real del tráfico que pasa por tus interfaces de red. Es excelente para identificar rápidamente qué protocolos o puertos están consumiendo más ancho de banda y para ver la actividad de la red de forma interactiva.</text:p>
              </text:list-item>
            </text:list>
            <text:p text:style-name="Text_20_body"><text:span text:style-name="T1">Ejercicio 4.4: Análisis histórico del uso de red con </text:span><text:span text:style-name="Source_20_Text"><text:span text:style-name="T1">sar</text:span></text:span></text:p>
            <text:list text:style-name="L50">
              <text:list-item>
                <text:p text:style-name="P82">Paso 1: Ver estadísticas de red por interfaz hoy</text:p>
                <text:p text:style-name="P123"/>
                <text:p text:style-name="P22"><text:span text:style-name="Source_20_Text">sar -n DEV</text:span></text:p>
              </text:list-item>
              <text:list-item>
                <text:p text:style-name="P82">Paso 2: Ver estadísticas de errores de red hoy</text:p>
                <text:p text:style-name="P123"/>
                <text:p text:style-name="P22"><text:span text:style-name="Source_20_Text">sar -n EDEV</text:span></text:p>
              </text:list-item>
              <text:list-item>
                <text:p text:style-name="P82">Paso 3: Ver estadísticas de sockets TCP y UDP hoy</text:p>
                <text:p text:style-name="P123"/>
                <text:p text:style-name="P22"><text:span text:style-name="Source_20_Text">sar -n TCP,ETCP,UDP</text:span></text:p>
              </text:list-item>
              <text:list-item>
                <text:p text:style-name="P82">Paso 4: Ver estadísticas con intervalos</text:p>
                <text:p text:style-name="P123"/>
                <text:p text:style-name="P22"><text:span text:style-name="Source_20_Text">sar -n DEV 2 5</text:span></text:p>
              </text:list-item>
              <text:list-item>
                <text:p text:style-name="P122"><text:span text:style-name="T1">Explicación de la solución:</text:span> <text:span text:style-name="Source_20_Text">sar</text:span> es invaluable para el análisis histórico del rendimiento de la red. Permite identificar tendencias de uso de ancho de banda, picos de tráfico en el pasado, y la presencia de errores en la red que podrían indicar problemas de hardware o configuración.</text:p>
              </text:list-item>
            </text:list>
            <text:p text:style-name="Text_20_body"><text:span text:style-name="T1">Ejercicio 4.5: Ver qué procesos tienen ficheros de red abiertos con </text:span><text:span text:style-name="Source_20_Text"><text:span text:style-name="T1">lsof</text:span></text:span></text:p>
            <text:list text:style-name="L51">
              <text:list-item>
                <text:p text:style-name="P83"><text:soft-page-break/>Paso 1: Mostrar todos los ficheros de red abiertos (incluyendo puertos)</text:p>
                <text:p text:style-name="P125"/>
                <text:p text:style-name="P23"><text:span text:style-name="Source_20_Text">sudo lsof -i</text:span></text:p>
              </text:list-item>
              <text:list-item>
                <text:p text:style-name="P83">Paso 2: Mostrar ficheros de red abiertos para un puerto específico (ej. puerto 80)</text:p>
                <text:p text:style-name="P125"/>
                <text:p text:style-name="P23"><text:span text:style-name="Source_20_Text">sudo lsof -i :80</text:span></text:p>
              </text:list-item>
              <text:list-item>
                <text:p text:style-name="P83">Paso 3: Mostrar ficheros de red abiertos por un proceso específico (ej. apache2)</text:p>
                <text:p text:style-name="P125"/>
                <text:p text:style-name="P23"><text:span text:style-name="Source_20_Text">sudo lsof -i -a -c apache2</text:span></text:p>
              </text:list-item>
              <text:list-item>
                <text:p text:style-name="P124"><text:span text:style-name="T1">Explicación de la solución:</text:span> <text:span text:style-name="Source_20_Text">lsof</text:span> ("list open files") es extremadamente poderosa para identificar qué procesos tienen conexiones de red abiertas, qué puertos están utilizando y con qué direcciones IP están comunicándose. Es esencial para depurar problemas de conectividad o para auditar qué aplicaciones están utilizando la red.</text:p>
              </text:list-item>
            </text:list>
            <text:p text:style-name="Horizontal_20_Line"/>
            <text:h text:style-name="P2" text:outline-level="3">5. Medir el Rendimiento del Cortafuegos y el Enrutador</text:h>
            <text:p text:style-name="Text_20_body"><text:span text:style-name="T1">Objetivo:</text:span> Evaluar cómo el cortafuegos y el enrutador están afectando el rendimiento de la red, identificando cuellos de botella y configuraciones ineficientes.</text:p>
            <text:p text:style-name="Text_20_body"><text:span text:style-name="T1">Herramientas a utilizar:</text:span> <text:span text:style-name="Source_20_Text">iptraf</text:span>, <text:span text:style-name="Source_20_Text">netstat</text:span>, <text:span text:style-name="Source_20_Text">ss</text:span>, (conceptos de rendimiento, no herramientas directas de medición de rendimiento de hardware). La medición directa del rendimiento de un cortafuegos/enrutador suele requerir herramientas especializadas o acceso a su propia interfaz de administración. Aquí nos enfocaremos en cómo el sistema operativo puede reflejar su impacto.</text:p>
            <text:p text:style-name="P70">Ejercicios:</text:p>
            <text:p text:style-name="Text_20_body"><text:span text:style-name="T1">Ejercicio 5.1: Observar el impacto del cortafuegos con </text:span><text:span text:style-name="Source_20_Text"><text:span text:style-name="T1">iptraf</text:span></text:span><text:span text:style-name="T1"> (Contador de paquetes descartados)</text:span></text:p>
            <text:list text:style-name="L52">
              <text:list-item>
                <text:p text:style-name="P126"><text:span text:style-name="T1">Paso 1: Iniciar </text:span><text:span text:style-name="Source_20_Text"><text:span text:style-name="T1">iptraf</text:span></text:span><text:span text:style-name="T1"> y navegar a "General interface statistics"</text:span></text:p>
                <text:p text:style-name="P127"/>
                <text:p text:style-name="P24"><text:span text:style-name="Source_20_Text">sudo iptraf-ng</text:span></text:p>
                <text:list>
                  <text:list-item>
                    <text:p text:style-name="P126">Selecciona la interfaz de red que te interesa.</text:p>
                  </text:list-item>
                </text:list>
              </text:list-item>
              <text:list-item>
                <text:p text:style-name="P84">Paso 2: Observar los contadores de errores y descartes</text:p>
                <text:list>
                  <text:list-item>
                    <text:p text:style-name="P126">Dentro de las estadísticas detalladas de la interfaz, busca "Discarded" (descartados) o "Errors" (errores) para paquetes de entrada y salida.</text:p>
                  </text:list-item>
                </text:list>
              </text:list-item>
              <text:list-item>
                <text:p text:style-name="P84">Paso 3: Intentar una conexión que sepas que será bloqueada por el cortafuegos y observa los contadores</text:p>
                <text:list>
                  <text:list-item>
                    <text:p text:style-name="P126"><text:soft-page-break/>Por ejemplo, si tienes una regla de cortafuegos que bloquea el ping desde una IP específica, intenta hacer ping desde esa IP y observa los contadores en <text:span text:style-name="Source_20_Text">iptraf</text:span>.</text:p>
                  </text:list-item>
                </text:list>
              </text:list-item>
              <text:list-item>
                <text:p text:style-name="P126"><text:span text:style-name="T1">Explicación de la solución:</text:span> Aunque <text:span text:style-name="Source_20_Text">iptraf</text:span> no mide el rendimiento interno del cortafuegos/enrutador, puede mostrar un aumento en los paquetes descartados si el cortafuegos está bloqueando una cantidad significativa de tráfico, lo que puede indicar una sobrecarga o una configuración incorrecta. Un número elevado de paquetes descartados, especialmente si esperas que pasen, puede ser un síntoma.</text:p>
              </text:list-item>
            </text:list>
            <text:p text:style-name="Text_20_body"><text:span text:style-name="T1">Ejercicio 5.2: Evaluar la latencia a través del enrutador con </text:span><text:span text:style-name="Source_20_Text"><text:span text:style-name="T1">ping</text:span></text:span><text:span text:style-name="T1"> y </text:span><text:span text:style-name="Source_20_Text"><text:span text:style-name="T1">traceroute</text:span></text:span><text:span text:style-name="T1"> (no directamente en la lista, pero esencial)</text:span></text:p>
            <text:list text:style-name="L53">
              <text:list-item>
                <text:p text:style-name="P85">Paso 1: Hacer ping a una dirección IP interna (en la misma red)</text:p>
                <text:p text:style-name="P129"/>
                <text:p text:style-name="P25"><text:span text:style-name="Source_20_Text">ping 192.168.1.1 # Dirección IP de tu enrutador</text:span></text:p>
              </text:list-item>
              <text:list-item>
                <text:p text:style-name="P85">Paso 2: Hacer ping a una dirección IP externa (en internet)</text:p>
                <text:p text:style-name="P129"/>
                <text:p text:style-name="P25"><text:span text:style-name="Source_20_Text">ping google.com</text:span></text:p>
              </text:list-item>
              <text:list-item>
                <text:p text:style-name="P128"><text:span text:style-name="T1">Paso 3: Ejecutar </text:span><text:span text:style-name="Source_20_Text"><text:span text:style-name="T1">traceroute</text:span></text:span><text:span text:style-name="T1"> a una dirección IP externa</text:span></text:p>
                <text:p text:style-name="P129"/>
                <text:p text:style-name="P25"><text:span text:style-name="Source_20_Text">traceroute google.com</text:span></text:p>
              </text:list-item>
              <text:list-item>
                <text:p text:style-name="P128"><text:span text:style-name="T1">Explicación de la solución:</text:span> <text:span text:style-name="Source_20_Text">ping</text:span> mide la latencia de ida y vuelta a un host. Un tiempo de ping alto o variable hacia el enrutador o más allá puede indicar problemas de rendimiento en el enrutador o en la red por la que pasa el tráfico. <text:span text:style-name="Source_20_Text">traceroute</text:span> muestra los saltos que toma un paquete para llegar a su destino, revelando dónde podría estar ocurriendo la latencia. Si el primer salto (tu enrutador) tiene una latencia alta, es un indicador de un problema en el enrutador.</text:p>
              </text:list-item>
            </text:list>
            <text:p text:style-name="Text_20_body"><text:span text:style-name="T1">Ejercicio 5.3: Impacto en las conexiones (interpretación de </text:span><text:span text:style-name="Source_20_Text"><text:span text:style-name="T1">netstat</text:span></text:span><text:span text:style-name="T1"> y </text:span><text:span text:style-name="Source_20_Text"><text:span text:style-name="T1">ss</text:span></text:span><text:span text:style-name="T1">)</text:span></text:p>
            <text:list text:style-name="L54">
              <text:list-item>
                <text:p text:style-name="P130"><text:span text:style-name="T1">Paso 1: Ejecutar </text:span><text:span text:style-name="Source_20_Text"><text:span text:style-name="T1">netstat -s</text:span></text:span><text:span text:style-name="T1"> y observar los contadores de retransmisiones TCP</text:span></text:p>
                <text:list>
                  <text:list-item>
                    <text:p text:style-name="P130">Busca "segments retransmited" en la sección TCP.</text:p>
                  </text:list-item>
                </text:list>
              </text:list-item>
              <text:list-item>
                <text:p text:style-name="P130"><text:span text:style-name="T1">Paso 2: Ejecutar </text:span><text:span text:style-name="Source_20_Text"><text:span text:style-name="T1">ss -s</text:span></text:span><text:span text:style-name="T1"> y observar los estados de las conexiones</text:span></text:p>
                <text:list>
                  <text:list-item>
                    <text:p text:style-name="P130">Un gran número de conexiones en estados como <text:span text:style-name="Source_20_Text">SYN_RECV</text:span>, <text:span text:style-name="Source_20_Text">TIME_WAIT</text:span> o <text:span text:style-name="Source_20_Text">CLOSE_WAIT</text:span> puede indicar problemas de congestión o que el cortafuegos está interfiriendo con el establecimiento o cierre de las conexiones.</text:p>
                  </text:list-item>
                </text:list>
              </text:list-item>
              <text:list-item>
                <text:p text:style-name="P130"><text:span text:style-name="T1">Explicación de la solución:</text:span> Si un cortafuegos o enrutador está sobrecargado o configurado incorrectamente, puede causar retransmisiones de paquetes o dejar conexiones en estados anormales, lo que se reflejará en las estadísticas de <text:span text:style-name="Source_20_Text">netstat</text:span> y <text:span text:style-name="Source_20_Text">ss</text:span>. Un aumento en las retransmisiones puede ser un síntoma de un cuello de botella en la red o en el dispositivo intermedio.</text:p>
              </text:list-item>
            </text:list>
            <text:p text:style-name="Horizontal_20_Line"><text:soft-page-break/></text:p>
            <text:h text:style-name="P2" text:outline-level="3">6. Mapear el Ancho de Banda por Cliente</text:h>
            <text:p text:style-name="Text_20_body"><text:span text:style-name="T1">Objetivo:</text:span> Identificar qué clientes (direcciones IP) o procesos están consumiendo la mayor parte del ancho de banda de la red.</text:p>
            <text:p text:style-name="Text_20_body"><text:span text:style-name="T1">Herramientas a utilizar:</text:span> <text:span text:style-name="Source_20_Text">iptraf</text:span>, <text:span text:style-name="Source_20_Text">netstat</text:span>, <text:span text:style-name="Source_20_Text">ss</text:span>, <text:span text:style-name="Source_20_Text">lsof</text:span> (para ver las conexiones de los procesos).</text:p>
            <text:p text:style-name="P70">Ejercicios:</text:p>
            <text:p text:style-name="Text_20_body"><text:span text:style-name="T1">Ejercicio 6.1: Monitorear tráfico por cliente/host con </text:span><text:span text:style-name="Source_20_Text"><text:span text:style-name="T1">iptraf</text:span></text:span></text:p>
            <text:list text:style-name="L55">
              <text:list-item>
                <text:p text:style-name="P131"><text:span text:style-name="T1">Paso 1: Iniciar </text:span><text:span text:style-name="Source_20_Text"><text:span text:style-name="T1">iptraf</text:span></text:span><text:span text:style-name="T1"> y seleccionar "IP traffic monitor"</text:span></text:p>
                <text:p text:style-name="P132"/>
                <text:p text:style-name="P26"><text:span text:style-name="Source_20_Text">sudo iptraf-ng</text:span></text:p>
              </text:list-item>
              <text:list-item>
                <text:p text:style-name="P86">P2: Observar el tráfico en tiempo real</text:p>
                <text:list>
                  <text:list-item>
                    <text:p text:style-name="P131">Esta opción muestra las conexiones activas, incluyendo las direcciones IP de origen y destino, puertos y la cantidad de datos transferidos. Puedes ver qué hosts están enviando y recibiendo más datos.</text:p>
                  </text:list-item>
                </text:list>
              </text:list-item>
              <text:list-item>
                <text:p text:style-name="P86">P3: Cambiar la vista para ver los hosts por bytes o paquetes</text:p>
                <text:list>
                  <text:list-item>
                    <text:p text:style-name="P131"><text:span text:style-name="Source_20_Text">iptraf</text:span> te permite ordenar y filtrar la información para encontrar los "top talkers".</text:p>
                  </text:list-item>
                </text:list>
              </text:list-item>
              <text:list-item>
                <text:p text:style-name="P131"><text:span text:style-name="T1">Explicación de la solución:</text:span> <text:span text:style-name="Source_20_Text">iptraf</text:span> es la herramienta más efectiva de las proporcionadas para ver el tráfico de red por host en tiempo real. Te permite identificar visualmente qué direcciones IP están siendo las más activas en la red, lo que es crucial para mapear el ancho de banda por cliente.</text:p>
              </text:list-item>
            </text:list>
            <text:p text:style-name="Text_20_body"><text:span text:style-name="T1">Ejercicio 6.2: Identificar clientes conectados y su tráfico asociado con </text:span><text:span text:style-name="Source_20_Text"><text:span text:style-name="T1">netstat</text:span></text:span><text:span text:style-name="T1"> o </text:span><text:span text:style-name="Source_20_Text"><text:span text:style-name="T1">ss</text:span></text:span></text:p>
            <text:list text:style-name="L56">
              <text:list-item>
                <text:p text:style-name="P87">Paso 1: Mostrar todas las conexiones TCP y UDP con PID y programa</text:p>
                <text:p text:style-name="P134"/>
                <text:p text:style-name="P27"><text:span text:style-name="Source_20_Text">netstat -tunap | head -n 20 # Muestra las primeras 20 líneas</text:span></text:p>
                <text:p text:style-name="P27"><text:span text:style-name="Source_20_Text"># o</text:span></text:p>
                <text:p text:style-name="P28"><text:span text:style-name="Source_20_Text">ss -tunap | head -n 20</text:span></text:p>
              </text:list-item>
              <text:list-item>
                <text:p text:style-name="P87">P2: Filtrar por un puerto de servidor común (ej. 80 para HTTP)</text:p>
                <text:p text:style-name="P134"/>
                <text:p text:style-name="P27"><text:span text:style-name="Source_20_Text">netstat -tunap | grep ":80"</text:span></text:p>
                <text:p text:style-name="P27"><text:span text:style-name="Source_20_Text"># o</text:span></text:p>
                <text:p text:style-name="P28"><text:span text:style-name="Source_20_Text">ss -ntu state established sport = :80</text:span></text:p>
                <text:list>
                  <text:list-item>
                    <text:p text:style-name="P133">Esto te mostrará las conexiones a tu servidor web en el puerto 80, incluyendo las direcciones IP de los clientes.</text:p>
                  </text:list-item>
                </text:list>
              </text:list-item>
              <text:list-item>
                <text:p text:style-name="P133"><text:span text:style-name="T1">P3: Para una dirección IP de cliente específica, usa </text:span><text:span text:style-name="Source_20_Text"><text:span text:style-name="T1">lsof</text:span></text:span><text:span text:style-name="T1"> para ver qué procesos están comunicándose</text:span></text:p>
                <text:p text:style-name="P134"><text:soft-page-break/></text:p>
                <text:p text:style-name="P27"><text:span text:style-name="Source_20_Text">sudo lsof -i@&lt;IP_DEL_CLIENTE&gt;</text:span></text:p>
                <text:p text:style-name="P28"><text:span text:style-name="Source_20_Text"># Ejemplo: sudo lsof -i@192.168.1.100</text:span></text:p>
              </text:list-item>
              <text:list-item>
                <text:p text:style-name="P133"><text:span text:style-name="T1">Explicación de la solución:</text:span> Aunque <text:span text:style-name="Source_20_Text">netstat</text:span> y <text:span text:style-name="Source_20_Text">ss</text:span> no muestran directamente el ancho de banda consumido por cliente, te permiten ver las conexiones activas y las direcciones IP remotas. Combinado con <text:span text:style-name="Source_20_Text">lsof</text:span>, puedes determinar qué procesos en tu sistema están sirviendo a esos clientes. Para una estimación de ancho de banda por cliente, necesitarías sumar los bytes transferidos, lo cual es más fácil con herramientas como <text:span text:style-name="Source_20_Text">iptraf</text:span> o herramientas de monitoreo de tráfico más avanzadas.</text:p>
              </text:list-item>
            </text:list>
            <text:p text:style-name="Horizontal_20_Line"/>
            <text:h text:style-name="P2" text:outline-level="3">7. Emparejar / Correlacionar Síntomas en el Sistema con Sus Posibles Causas</text:h>
            <text:p text:style-name="Text_20_body"><text:span text:style-name="T1">Objetivo:</text:span> Desarrollar la habilidad de diagnosticar problemas de rendimiento observando los síntomas reportados por las herramientas y asociándolos con posibles causas.</text:p>
            <text:p text:style-name="Text_20_body"><text:span text:style-name="T1">Herramientas a utilizar:</text:span> Todas las herramientas vistas hasta ahora (<text:span text:style-name="Source_20_Text">top</text:span>, <text:span text:style-name="Source_20_Text">htop</text:span>, <text:span text:style-name="Source_20_Text">vmstat</text:span>, <text:span text:style-name="Source_20_Text">iostat</text:span>, <text:span text:style-name="Source_20_Text">iotop</text:span>, <text:span text:style-name="Source_20_Text">netstat</text:span>, <text:span text:style-name="Source_20_Text">ss</text:span>, <text:span text:style-name="Source_20_Text">iptraf</text:span>, <text:span text:style-name="Source_20_Text">sar</text:span>, <text:span text:style-name="Source_20_Text">pstree</text:span>, <text:span text:style-name="Source_20_Text">ps</text:span>, <text:span text:style-name="Source_20_Text">w</text:span>, <text:span text:style-name="Source_20_Text">lsof</text:span>, <text:span text:style-name="Source_20_Text">uptime</text:span>).</text:p>
            <text:p text:style-name="P70">Ejercicios:</text:p>
            <text:p text:style-name="P70">Ejercicio 7.1: Escenario de "Sistema Lento en General"</text:p>
            <text:list text:style-name="L57">
              <text:list-item>
                <text:p text:style-name="P135"><text:span text:style-name="T1">Síntoma:</text:span> El sistema responde lentamente a todas las acciones, las aplicaciones tardan en abrirse y el inicio de sesión es lento.</text:p>
              </text:list-item>
              <text:list-item>
                <text:p text:style-name="P88">Pasos para diagnosticar:</text:p>
                <text:list>
                  <text:list-item>
                    <text:p text:style-name="P135"><text:span text:style-name="T1">Ejecutar </text:span><text:span text:style-name="Source_20_Text"><text:span text:style-name="T1">uptime</text:span></text:span><text:span text:style-name="T1">:</text:span> Ver la carga promedio (<text:span text:style-name="Source_20_Text">load average</text:span>). Si los valores (1, 5, 15 minutos) son significativamente más altos que el número de núcleos de CPU, sugiere una CPU sobrecargada o esperando E/S.</text:p>
                  </text:list-item>
                  <text:list-item>
                    <text:p text:style-name="P135"><text:span text:style-name="T1">Ejecutar </text:span><text:span text:style-name="Source_20_Text"><text:span text:style-name="T1">top</text:span></text:span><text:span text:style-name="T1"> o </text:span><text:span text:style-name="Source_20_Text"><text:span text:style-name="T1">htop</text:span></text:span><text:span text:style-name="T1">:</text:span></text:p>
                    <text:list>
                      <text:list-item>
                        <text:p text:style-name="P135">Observar <text:span text:style-name="Source_20_Text">%CPU</text:span>: ¿Hay un proceso o varios procesos acaparando la CPU (<text:span text:style-name="Source_20_Text">%us</text:span>, <text:span text:style-name="Source_20_Text">%sy</text:span> altos)?</text:p>
                      </text:list-item>
                      <text:list-item>
                        <text:p text:style-name="P135">Observar <text:span text:style-name="Source_20_Text">%wa</text:span>: ¿Es alto? Esto indicaría que la lentitud se debe a la espera de E/S.</text:p>
                      </text:list-item>
                      <text:list-item>
                        <text:p text:style-name="P135">Observar <text:span text:style-name="Source_20_Text">%MEM</text:span>: ¿Algún proceso consume mucha memoria? ¿Está el sistema usando mucho swap (<text:span text:style-name="Source_20_Text">swpd</text:span> en <text:span text:style-name="Source_20_Text">vmstat</text:span>)?</text:p>
                      </text:list-item>
                    </text:list>
                  </text:list-item>
                  <text:list-item>
                    <text:p text:style-name="P135"><text:span text:style-name="T1">Ejecutar </text:span><text:span text:style-name="Source_20_Text"><text:span text:style-name="T1">vmstat 1</text:span></text:span><text:span text:style-name="T1">:</text:span></text:p>
                    <text:list>
                      <text:list-item>
                        <text:p text:style-name="P135"><text:span text:style-name="Source_20_Text">r</text:span>: ¿Es alto? Esto indica que hay muchos procesos esperando tiempo de CPU.</text:p>
                      </text:list-item>
                      <text:list-item>
                        <text:p text:style-name="P135"><text:span text:style-name="Source_20_Text">b</text:span>: ¿Es alto? Esto indica procesos bloqueados esperando E/S de disco.</text:p>
                      </text:list-item>
                      <text:list-item>
                        <text:p text:style-name="P135"><text:span text:style-name="Source_20_Text">si</text:span>/<text:span text:style-name="Source_20_Text">so</text:span>: ¿Hay actividad de swap in/out? Si es alta, la memoria es el cuello de botella.</text:p>
                      </text:list-item>
                    </text:list>
                  </text:list-item>
                  <text:list-item>
                    <text:p text:style-name="P135"><text:soft-page-break/><text:span text:style-name="T1">Ejecutar </text:span><text:span text:style-name="Source_20_Text"><text:span text:style-name="T1">iostat -xdm 1</text:span></text:span><text:span text:style-name="T1">:</text:span></text:p>
                    <text:list>
                      <text:list-item>
                        <text:p text:style-name="P135"><text:span text:style-name="Source_20_Text">%util</text:span> de los discos: ¿Cercano al 100%?</text:p>
                      </text:list-item>
                      <text:list-item>
                        <text:p text:style-name="P135"><text:span text:style-name="Source_20_Text">await</text:span>: ¿Es alto?</text:p>
                      </text:list-item>
                      <text:list-item>
                        <text:p text:style-name="P135"><text:span text:style-name="Source_20_Text">r/s</text:span>, <text:span text:style-name="Source_20_Text">w/s</text:span>, <text:span text:style-name="Source_20_Text">rkB/s</text:span>, <text:span text:style-name="Source_20_Text">wkB/s</text:span>: ¿Hay un volumen excesivo de E/S?</text:p>
                      </text:list-item>
                    </text:list>
                  </text:list-item>
                  <text:list-item>
                    <text:p text:style-name="P135"><text:span text:style-name="T1">Ejecutar </text:span><text:span text:style-name="Source_20_Text"><text:span text:style-name="T1">iotop</text:span></text:span><text:span text:style-name="T1">:</text:span> ¿Qué proceso está causando la alta actividad de E/S de disco?</text:p>
                  </text:list-item>
                </text:list>
              </text:list-item>
              <text:list-item>
                <text:p text:style-name="P88">Posibles Causas y Correlación:</text:p>
                <text:list>
                  <text:list-item>
                    <text:p text:style-name="P135"><text:span text:style-name="T1">CPU sobrecargada:</text:span> <text:span text:style-name="Source_20_Text">uptime</text:span> alto, <text:span text:style-name="Source_20_Text">r</text:span> alto en <text:span text:style-name="Source_20_Text">vmstat</text:span>, <text:span text:style-name="Source_20_Text">%us</text:span> o <text:span text:style-name="Source_20_Text">%sy</text:span> altos en <text:span text:style-name="Source_20_Text">top</text:span>/<text:span text:style-name="Source_20_Text">htop</text:span> con procesos específicos consumiendo CPU.</text:p>
                  </text:list-item>
                  <text:list-item>
                    <text:p text:style-name="P135"><text:span text:style-name="T1">Cuello de botella de E/S de disco:</text:span> <text:span text:style-name="Source_20_Text">%wa</text:span> alto en <text:span text:style-name="Source_20_Text">top</text:span>/<text:span text:style-name="Source_20_Text">htop</text:span>, <text:span text:style-name="Source_20_Text">b</text:span> alto en <text:span text:style-name="Source_20_Text">vmstat</text:span>, <text:span text:style-name="Source_20_Text">%util</text:span> y <text:span text:style-name="Source_20_Text">await</text:span> altos en <text:span text:style-name="Source_20_Text">iostat</text:span>, <text:span text:style-name="Source_20_Text">iotop</text:span> muestra procesos con alta lectura/escritura.</text:p>
                  </text:list-item>
                  <text:list-item>
                    <text:p text:style-name="P135"><text:span text:style-name="T1">Contención de memoria/uso excesivo de swap:</text:span> <text:span text:style-name="Source_20_Text">available</text:span> bajo en <text:span text:style-name="Source_20_Text">free</text:span>, <text:span text:style-name="Source_20_Text">swpd</text:span> en <text:span text:style-name="Source_20_Text">vmstat</text:span> alto, <text:span text:style-name="Source_20_Text">si</text:span>/<text:span text:style-name="Source_20_Text">so</text:span> en <text:span text:style-name="Source_20_Text">vmstat</text:span> altos, procesos con <text:span text:style-name="Source_20_Text">%MEM</text:span> alto en <text:span text:style-name="Source_20_Text">top</text:span>/<text:span text:style-name="Source_20_Text">htop</text:span>.</text:p>
                  </text:list-item>
                </text:list>
              </text:list-item>
            </text:list>
            <text:p text:style-name="P70">Ejercicio 7.2: Escenario de "Aplicación Web Lenta"</text:p>
            <text:list text:style-name="L58">
              <text:list-item>
                <text:p text:style-name="P136"><text:span text:style-name="T1">Síntoma:</text:span> Un sitio web alojado en el servidor responde lentamente o no responde.</text:p>
              </text:list-item>
              <text:list-item>
                <text:p text:style-name="P89">Pasos para diagnosticar:</text:p>
                <text:list>
                  <text:list-item>
                    <text:p text:style-name="P136"><text:span text:style-name="T1">Verificar la accesibilidad básica:</text:span> <text:span text:style-name="Source_20_Text">ping</text:span> al servidor web.</text:p>
                  </text:list-item>
                  <text:list-item>
                    <text:p text:style-name="P136"><text:span text:style-name="T1">Verificar el servicio web:</text:span> <text:span text:style-name="Source_20_Text">ps aux | grep httpd</text:span> (o <text:span text:style-name="Source_20_Text">apache2</text:span>, <text:span text:style-name="Source_20_Text">nginx</text:span>). Asegurarse de que el proceso del servidor web esté corriendo.</text:p>
                  </text:list-item>
                  <text:list-item>
                    <text:p text:style-name="P136"><text:span text:style-name="T1">Monitorear CPU y Memoria (como en el Ejercicio 7.1):</text:span> ¿Está el servidor web consumiendo demasiada CPU o memoria? ¿Están los procesos hijos del servidor web aumentando sin control? (<text:span text:style-name="Source_20_Text">pstree -p &lt;PID_DEL_SERVIDOR_WEB&gt;</text:span>).</text:p>
                  </text:list-item>
                  <text:list-item>
                    <text:p text:style-name="P136"><text:span text:style-name="T1">Monitorear E/S de Disco:</text:span> Si la aplicación web accede a una base de datos o muchos archivos, el disco podría ser el cuello de botella. Usar <text:span text:style-name="Source_20_Text">iostat</text:span> y <text:span text:style-name="Source_20_Text">iotop</text:span>.</text:p>
                  </text:list-item>
                  <text:list-item>
                    <text:p text:style-name="P89">Monitorear Conexiones de Red:</text:p>
                    <text:list>
                      <text:list-item>
                        <text:p text:style-name="P136"><text:span text:style-name="Source_20_Text">netstat -tunap | grep ":80"</text:span> (o <text:span text:style-name="Source_20_Text">:443</text:span>): ¿Cuántas conexiones <text:span text:style-name="Source_20_Text">ESTABLISHED</text:span> hay? ¿Hay muchas en <text:span text:style-name="Source_20_Text">SYN_RECV</text:span> (posible ataque DoS o problemas de red)?</text:p>
                      </text:list-item>
                      <text:list-item>
                        <text:p text:style-name="P136"><text:span text:style-name="Source_20_Text">ss -s</text:span>: ¿Hay muchos sockets en estados problemáticos?</text:p>
                      </text:list-item>
                      <text:list-item>
                        <text:p text:style-name="P136"><text:span text:style-name="Source_20_Text">iptraf-ng</text:span>: ¿Hay un pico inusual de tráfico de red hacia el servidor web? ¿De qué IPs proviene?</text:p>
                      </text:list-item>
                    </text:list>
                  </text:list-item>
                </text:list>
              </text:list-item>
              <text:list-item>
                <text:p text:style-name="P89">Posibles Causas y Correlación:</text:p>
                <text:list>
                  <text:list-item>
                    <text:p text:style-name="P136"><text:span text:style-name="T1">CPU/Memoria del servidor web sobrecargada:</text:span> Los procesos del servidor web aparecen como "top consumers" en <text:span text:style-name="Source_20_Text">top</text:span>/<text:span text:style-name="Source_20_Text">htop</text:span>.</text:p>
                  </text:list-item>
                  <text:list-item>
                    <text:p text:style-name="P136"><text:soft-page-break/><text:span text:style-name="T1">Base de datos lenta/problemas de E/S:</text:span> El proceso de la base de datos o el disco muestra alto <text:span text:style-name="Source_20_Text">%util</text:span> y <text:span text:style-name="Source_20_Text">await</text:span> en <text:span text:style-name="Source_20_Text">iostat</text:span>, o la aplicación web está haciendo mucha lectura/escritura.</text:p>
                  </text:list-item>
                  <text:list-item>
                    <text:p text:style-name="P136"><text:span text:style-name="T1">Demasiadas conexiones entrantes:</text:span> Gran número de conexiones <text:span text:style-name="Source_20_Text">ESTABLISHED</text:span> en <text:span text:style-name="Source_20_Text">netstat</text:span>/<text:span text:style-name="Source_20_Text">ss</text:span>, o muchas en <text:span text:style-name="Source_20_Text">SYN_RECV</text:span> (podría ser un ataque o mal comportamiento del cliente).</text:p>
                  </text:list-item>
                  <text:list-item>
                    <text:p text:style-name="P136"><text:span text:style-name="T1">Problemas de configuración del servidor web:</text:span> Límites de conexiones, configuración de hilos/procesos.</text:p>
                  </text:list-item>
                  <text:list-item>
                    <text:p text:style-name="P136"><text:span text:style-name="T1">Cuello de botella de red externo:</text:span> Aunque el servidor esté bien, la red entre el cliente y el servidor puede ser lenta. Aquí <text:span text:style-name="Source_20_Text">traceroute</text:span> es útil.</text:p>
                  </text:list-item>
                </text:list>
              </text:list-item>
            </text:list>
            <text:p text:style-name="Horizontal_20_Line"/>
            <text:h text:style-name="P2" text:outline-level="3">8. Hacer Estimaciones del Rendimiento del Sistema e Identificar Cuellos de Botella, Incluyendo los de Red</text:h>
            <text:p text:style-name="Text_20_body"><text:span text:style-name="T1">Objetivo:</text:span> Consolidar el conocimiento adquirido para interpretar los datos de monitoreo y predecir posibles limitaciones, así como localizar puntos de estrangulamiento.</text:p>
            <text:p text:style-name="Text_20_body"><text:span text:style-name="T1">Herramientas a utilizar:</text:span> Todas las herramientas. La clave es la <text:span text:style-name="T2">interpretación</text:span> y <text:span text:style-name="T2">combinación</text:span> de la información.</text:p>
            <text:p text:style-name="P70">Ejercicios:</text:p>
            <text:p text:style-name="P70">Ejercicio 8.1: Simular Carga y Diagnosticar</text:p>
            <text:list text:style-name="L59">
              <text:list-item>
                <text:p text:style-name="P137"><text:span text:style-name="T1">Paso 1: Generar carga de CPU (por ejemplo, con </text:span><text:span text:style-name="Source_20_Text"><text:span text:style-name="T1">stress-ng</text:span></text:span><text:span text:style-name="T1">)</text:span></text:p>
                <text:p text:style-name="P138"/>
                <text:p text:style-name="P29"><text:span text:style-name="Source_20_Text">sudo apt install stress-ng # Si no lo tienes</text:span></text:p>
                <text:p text:style-name="P30"><text:span text:style-name="Source_20_Text">stress-ng --cpu 4 --timeout 60s # Genera carga en 4 núcleos durante 60 segundos</text:span></text:p>
              </text:list-item>
              <text:list-item>
                <text:p text:style-name="P137"><text:span text:style-name="T1">Paso 2: Mientras </text:span><text:span text:style-name="Source_20_Text"><text:span text:style-name="T1">stress-ng</text:span></text:span><text:span text:style-name="T1"> se ejecuta, usar las herramientas de monitoreo:</text:span></text:p>
                <text:list>
                  <text:list-item>
                    <text:p text:style-name="P137"><text:span text:style-name="Source_20_Text"><text:span text:style-name="T1">top</text:span></text:span><text:span text:style-name="T1">/</text:span><text:span text:style-name="Source_20_Text"><text:span text:style-name="T1">htop</text:span></text:span><text:span text:style-name="T1">:</text:span> Observa cómo <text:span text:style-name="Source_20_Text">%us</text:span> aumenta, <text:span text:style-name="Source_20_Text">%id</text:span> baja. La carga promedio en <text:span text:style-name="Source_20_Text">uptime</text:span> aumentará.</text:p>
                  </text:list-item>
                  <text:list-item>
                    <text:p text:style-name="P137"><text:span text:style-name="Source_20_Text"><text:span text:style-name="T1">vmstat</text:span></text:span><text:span text:style-name="T1">:</text:span> <text:span text:style-name="Source_20_Text">r</text:span> aumentará, <text:span text:style-name="Source_20_Text">us</text:span> aumentará.</text:p>
                  </text:list-item>
                  <text:list-item>
                    <text:p text:style-name="P137"><text:span text:style-name="T1">Interpretación:</text:span> Un <text:span text:style-name="Source_20_Text">%id</text:span> bajo y un <text:span text:style-name="Source_20_Text">r</text:span> alto son indicadores de un cuello de botella de CPU. La estimación es que la CPU actual no puede manejar más carga sin degradar el rendimiento.</text:p>
                  </text:list-item>
                </text:list>
              </text:list-item>
              <text:list-item>
                <text:p text:style-name="P137"><text:span text:style-name="T1">Paso 3: Generar carga de E/S de disco (por ejemplo, con </text:span><text:span text:style-name="Source_20_Text"><text:span text:style-name="T1">dd</text:span></text:span><text:span text:style-name="T1">)</text:span></text:p>
                <text:p text:style-name="P138"/>
                <text:p text:style-name="P29"><text:span text:style-name="Source_20_Text">dd if=/dev/zero of=testfile bs=1M count=1024 oflag=direct</text:span></text:p>
                <text:p text:style-name="P29"><text:span text:style-name="Source_20_Text"># Mientras se ejecuta en otra terminal:</text:span></text:p>
                <text:p text:style-name="P29"><text:span text:style-name="Source_20_Text">iostat -xdm 1</text:span></text:p>
                <text:p text:style-name="P29"><text:span text:style-name="Source_20_Text">iotop</text:span></text:p>
                <text:p text:style-name="P30"><text:span text:style-name="Source_20_Text">vmstat 1</text:span></text:p>
              </text:list-item>
              <text:list-item>
                <text:p text:style-name="P90"><text:soft-page-break/>Paso 4: Observar los resultados:</text:p>
                <text:list>
                  <text:list-item>
                    <text:p text:style-name="P137"><text:span text:style-name="Source_20_Text"><text:span text:style-name="T1">iostat</text:span></text:span><text:span text:style-name="T1">:</text:span> <text:span text:style-name="Source_20_Text">%util</text:span> del disco objetivo se disparará al 100%, <text:span text:style-name="Source_20_Text">await</text:span> aumentará, <text:span text:style-name="Source_20_Text">wkB/s</text:span> o <text:span text:style-name="Source_20_Text">rkB/s</text:span> serán altos.</text:p>
                  </text:list-item>
                  <text:list-item>
                    <text:p text:style-name="P137"><text:span text:style-name="Source_20_Text"><text:span text:style-name="T1">iotop</text:span></text:span><text:span text:style-name="T1">:</text:span> Verás el proceso <text:span text:style-name="Source_20_Text">dd</text:span> con alta escritura/lectura.</text:p>
                  </text:list-item>
                  <text:list-item>
                    <text:p text:style-name="P137"><text:span text:style-name="Source_20_Text"><text:span text:style-name="T1">vmstat</text:span></text:span><text:span text:style-name="T1">:</text:span> <text:span text:style-name="Source_20_Text">%wa</text:span> en la sección de CPU aumentará, <text:span text:style-name="Source_20_Text">b</text:span> (procesos bloqueados) aumentará, <text:span text:style-name="Source_20_Text">bo</text:span> o <text:span text:style-name="Source_20_Text">bi</text:span> aumentarán.</text:p>
                  </text:list-item>
                  <text:list-item>
                    <text:p text:style-name="P137"><text:span text:style-name="T1">Interpretación:</text:span> Un <text:span text:style-name="Source_20_Text">%util</text:span> de disco cercano al 100% con un <text:span text:style-name="Source_20_Text">await</text:span> alto y un <text:span text:style-name="Source_20_Text">%wa</text:span> significativo en la CPU indica un cuello de botella de E/S de disco. La estimación es que el subsistema de disco actual es el factor limitante para operaciones intensivas de E/S.</text:p>
                  </text:list-item>
                </text:list>
              </text:list-item>
              <text:list-item>
                <text:p text:style-name="P137"><text:span text:style-name="T1">Paso 5: Generar carga de red (por ejemplo, con </text:span><text:span text:style-name="Source_20_Text"><text:span text:style-name="T1">iperf3</text:span></text:span><text:span text:style-name="T1"> entre dos máquinas)</text:span></text:p>
                <text:list>
                  <text:list-item>
                    <text:p text:style-name="P137"><text:span text:style-name="T1">Máquina A (Servidor):</text:span> <text:span text:style-name="Source_20_Text">iperf3 -s</text:span></text:p>
                  </text:list-item>
                  <text:list-item>
                    <text:p text:style-name="P137"><text:span text:style-name="T1">Máquina B (Cliente):</text:span> <text:span text:style-name="Source_20_Text">iperf3 -c &lt;IP_SERVIDOR&gt; -t 30</text:span> (transfiere datos durante 30 segundos)</text:p>
                  </text:list-item>
                  <text:list-item>
                    <text:p text:style-name="P90">Mientras se ejecuta en el servidor y/o cliente:</text:p>
                    <text:list>
                      <text:list-item>
                        <text:p text:style-name="P137"><text:span text:style-name="Source_20_Text">iptraf-ng</text:span> (IP traffic monitor)</text:p>
                      </text:list-item>
                      <text:list-item>
                        <text:p text:style-name="P137"><text:span text:style-name="Source_20_Text">sar -n DEV 1 5</text:span></text:p>
                      </text:list-item>
                      <text:list-item>
                        <text:p text:style-name="P137"><text:span text:style-name="Source_20_Text">netstat -i</text:span></text:p>
                      </text:list-item>
                    </text:list>
                  </text:list-item>
                </text:list>
              </text:list-item>
              <text:list-item>
                <text:p text:style-name="P90">Paso 6: Observar los resultados:</text:p>
                <text:list>
                  <text:list-item>
                    <text:p text:style-name="P137"><text:span text:style-name="Source_20_Text"><text:span text:style-name="T1">iperf3</text:span></text:span><text:span text:style-name="T1">:</text:span> Te dará la tasa de transferencia real.</text:p>
                  </text:list-item>
                  <text:list-item>
                    <text:p text:style-name="P137"><text:span text:style-name="Source_20_Text"><text:span text:style-name="T1">iptraf-ng</text:span></text:span><text:span text:style-name="T1">:</text:span> Verás la conexión entre las dos máquinas y el volumen de tráfico.</text:p>
                  </text:list-item>
                  <text:list-item>
                    <text:p text:style-name="P137"><text:span text:style-name="Source_20_Text"><text:span text:style-name="T1">sar -n DEV</text:span></text:span><text:span text:style-name="T1"> y </text:span><text:span text:style-name="Source_20_Text"><text:span text:style-name="T1">netstat -i</text:span></text:span><text:span text:style-name="T1">:</text:span> Mostrarán un aumento significativo en <text:span text:style-name="Source_20_Text">rxbyt/s</text:span> (bytes recibidos/segundo) y <text:span text:style-name="Source_20_Text">txbyt/s</text:span> (bytes transmitidos/segundo) en la interfaz de red.</text:p>
                  </text:list-item>
                  <text:list-item>
                    <text:p text:style-name="P137"><text:span text:style-name="T1">Interpretación:</text:span> Si la tasa de transferencia de <text:span text:style-name="Source_20_Text">iperf3</text:span> es significativamente menor que el ancho de banda esperado de la red, y las estadísticas de interfaz (<text:span text:style-name="Source_20_Text">sar -n DEV</text:span>) muestran que la interfaz está transmitiendo/recibiendo a su máxima capacidad, entonces la red (o la interfaz) es el cuello de botella. Si la CPU está alta en el servidor o cliente durante la prueba de red, podría indicar que la CPU es el cuello de botella para procesar el tráfico de red.</text:p>
                  </text:list-item>
                </text:list>
              </text:list-item>
            </text:list>
            <text:p text:style-name="Text_20_body"><text:span text:style-name="T1">Explicación de la solución:</text:span> La clave para la estimación del rendimiento y la identificación de cuellos de botella es la <text:span text:style-name="T2">observación concurrente</text:span> de múltiples métricas. Por ejemplo, una CPU ocupada (<text:span text:style-name="Source_20_Text">%us</text:span> alto) puede ser un cuello de botella, pero si también ves un <text:span text:style-name="Source_20_Text">%wa</text:span> alto, el verdadero problema podría ser el disco. Del mismo modo, una red saturada mostrará altas tasas de tráfico en <text:span text:style-name="Source_20_Text">sar</text:span> y <text:span text:style-name="Source_20_Text">iptraf</text:span>, y posiblemente latencia en <text:span text:style-name="Source_20_Text">ping</text:span> o <text:span text:style-name="Source_20_Text">traceroute</text:span>.</text:p>
            <text:p text:style-name="P70">Práctica de Correlación Avanzada:</text:p>
            <text:list text:style-name="L60">
              <text:list-item>
                <text:p text:style-name="P139"><text:soft-page-break/><text:span text:style-name="T1">Problema:</text:span> Un servidor de base de datos se vuelve extremadamente lento a ciertas horas del día.</text:p>
              </text:list-item>
              <text:list-item>
                <text:p text:style-name="P91">Diagnóstico:</text:p>
                <text:list>
                  <text:list-item>
                    <text:p text:style-name="P139">Usar <text:span text:style-name="Source_20_Text">sar</text:span> para revisar la carga de CPU (<text:span text:style-name="Source_20_Text">sar -u</text:span>), memoria (<text:span text:style-name="Source_20_Text">sar -r</text:span>, <text:span text:style-name="Source_20_Text">sar -W</text:span>), y E/S de disco (<text:span text:style-name="Source_20_Text">sar -d</text:span>, <text:span text:style-name="Source_20_Text">sar -b</text:span>) durante el período de lentitud.</text:p>
                  </text:list-item>
                  <text:list-item>
                    <text:p text:style-name="P139">Si <text:span text:style-name="Source_20_Text">sar -d</text:span> muestra <text:span text:style-name="Source_20_Text">%util</text:span> de disco cerca del 100% y <text:span text:style-name="Source_20_Text">await</text:span> alto, y <text:span text:style-name="Source_20_Text">sar -W</text:span> muestra mucha actividad de swap (<text:span text:style-name="Source_20_Text">si</text:span>/<text:span text:style-name="Source_20_Text">so</text:span>), la combinación sugiere que la base de datos está haciendo muchas operaciones de disco y posiblemente se está quedando sin RAM, lo que la obliga a usar swap y degrada el rendimiento del disco aún más.</text:p>
                  </text:list-item>
                  <text:list-item>
                    <text:p text:style-name="P139">Usar <text:span text:style-name="Source_20_Text">iotop</text:span> en tiempo real durante un período lento para ver qué procesos específicos de la base de datos son los que más acceden al disco.</text:p>
                  </text:list-item>
                  <text:list-item>
                    <text:p text:style-name="P139">Usar <text:span text:style-name="Source_20_Text">top</text:span>/<text:span text:style-name="Source_20_Text">htop</text:span> para ver el consumo de CPU y memoria de los procesos de la base de datos.</text:p>
                  </text:list-item>
                </text:list>
              </text:list-item>
              <text:list-item>
                <text:p text:style-name="P139"><text:span text:style-name="T1">Cuello de botella identificado:</text:span> E/S de disco, exacerbado por contención de memoria.</text:p>
              </text:list-item>
              <text:list-item>
                <text:p text:style-name="P139"><text:span text:style-name="T1">Soluciones potenciales:</text:span> Aumentar la RAM, optimizar las consultas de la base de datos para reducir las E/S, usar un disco más rápido (SSD).</text:p>
              </text:list-item>
            </text:list>
            <text:p text:style-name="Text_20_body">Al practicar estos ejercicios y analizar las salidas de las herramientas, desarrollarás una comprensión profunda de cómo se interconectan los diferentes componentes del sistema y cómo diagnosticar problemas de rendimiento de manera efectiva. ¡La clave es la práctica y la experimentación!</text:p>
          </text:section>
          <text:p text:style-name="Standard"/>
          <text:h text:style-name="P3" text:outline-level="3">3. Conocer Soluciones de Monitorización (Conceptual)</text:h>
          <text:p text:style-name="Text_20_body"><text:span text:style-name="T1">Objetivo:</text:span> Familiarizarse con herramientas de monitoreo más avanzadas que pueden automatizar la recopilación de datos, la graficación y las alertas.</text:p>
          <text:p text:style-name="Text_20_body"><text:span text:style-name="T1">Descripción:</text:span> Si bien <text:span text:style-name="Source_20_Text">sar</text:span> es excelente para el análisis local y la recolección de datos, las soluciones empresariales como Icinga2, Nagios, collectd, MRTG y Cacti llevan el monitoreo a otro nivel.</text:p>
          <text:p text:style-name="P70">Breve Resumen y su rol en la monitorización de capacidad:</text:p>
          <text:list text:style-name="L61">
            <text:list-item>
              <text:p text:style-name="P140"><text:span text:style-name="Source_20_Text"><text:span text:style-name="T1">collectd</text:span></text:span>:</text:p>
              <text:list>
                <text:list-item>
                  <text:p text:style-name="P140"><text:span text:style-name="T1">Función:</text:span> Daemon de sistema que recolecta periódicamente métricas del sistema y de la aplicación (CPU, memoria, red, disco, etc.) y las envía a varias soluciones de almacenamiento (RRDtool, Graphite, InfluxDB, etc.).</text:p>
                </text:list-item>
                <text:list-item>
                  <text:p text:style-name="P140"><text:span text:style-name="T1">Uso para capacidad:</text:span> Actúa como un agente ligero para la recolección masiva de datos en múltiples servidores, que luego pueden ser usados por herramientas de graficación para tendencias de capacidad.</text:p>
                </text:list-item>
                <text:list-item>
                  <text:p text:style-name="P140"><text:span text:style-name="T1">Práctica (Conceptual):</text:span> Investigar cómo instalar <text:span text:style-name="Source_20_Text">collectd</text:span> en Ubuntu y Rocky, configurar un plugin para CPU y memoria, y enviarlo a un destino simple como RRDtool.</text:p>
                </text:list-item>
              </text:list>
            </text:list-item>
            <text:list-item>
              <text:p text:style-name="P140"><text:span text:style-name="Source_20_Text"><text:span text:style-name="T1">MRTG</text:span></text:span><text:span text:style-name="T1"> (Multi Router Traffic Grapher)</text:span>:</text:p>
              <text:list>
                <text:list-item>
                  <text:p text:style-name="P140"><text:span text:style-name="T1">Función:</text:span> Crea gráficos de uso de red basados en datos SNMP o de scripts externos. Históricamente se usaba mucho para el tráfico de red.</text:p>
                </text:list-item>
                <text:list-item>
                  <text:p text:style-name="P140"><text:span text:style-name="T1">Uso para capacidad:</text:span> Principalmente para monitorear el ancho de banda de la red a lo largo del tiempo, identificando saturación de enlaces o patrones de crecimiento del tráfico de red.</text:p>
                </text:list-item>
                <text:list-item>
                  <text:p text:style-name="P140"><text:span text:style-name="T1">Práctica (Conceptual):</text:span> Configurar MRTG para monitorear el tráfico en una de las interfaces de red de tu host.</text:p>
                </text:list-item>
              </text:list>
            </text:list-item>
            <text:list-item>
              <text:p text:style-name="P140"><text:span text:style-name="Source_20_Text"><text:span text:style-name="T1">Cacti</text:span></text:span>:</text:p>
              <text:list>
                <text:list-item>
                  <text:p text:style-name="P140"><text:span text:style-name="T1">Función:</text:span> Una solución de monitoreo y graficación basada en web, que utiliza RRDtool como motor de base de datos. Recopila datos vía SNMP o scripts.</text:p>
                </text:list-item>
                <text:list-item>
                  <text:p text:style-name="P140"><text:span text:style-name="T1">Uso para capacidad:</text:span> Ofrece una interfaz visual potente para graficar cualquier métrica a lo largo del tiempo, facilitando la observación de tendencias de crecimiento y la predicción de agotamiento de recursos de CPU, memoria, disco, red, etc., en múltiples dispositivos.</text:p>
                </text:list-item>
                <text:list-item>
                  <text:p text:style-name="P140"><text:span text:style-name="T1">Práctica (Conceptual):</text:span> Instalar Cacti en una VM o uno de los hosts, configurarlo para monitorear el uso de CPU/memoria del otro host utilizando SNMP.</text:p>
                </text:list-item>
              </text:list>
            </text:list-item>
            <text:list-item>
              <text:p text:style-name="P140"><text:span text:style-name="Source_20_Text"><text:span text:style-name="T1">Nagios</text:span></text:span><text:span text:style-name="T1"> / </text:span><text:span text:style-name="Source_20_Text"><text:span text:style-name="T1">Icinga2</text:span></text:span>:</text:p>
              <text:list>
                <text:list-item>
                  <text:p text:style-name="P140"><text:soft-page-break/><text:span text:style-name="T1">Función:</text:span> Sistemas de monitoreo completos que proporcionan monitoreo de servicios, aplicaciones, sistemas operativos y hardware. Se centran en la <text:span text:style-name="T1">salud</text:span> y la <text:span text:style-name="T1">disponibilidad</text:span>, pero también recopilan métricas.</text:p>
                </text:list-item>
                <text:list-item>
                  <text:p text:style-name="P140"><text:span text:style-name="T1">Uso para capacidad:</text:span> Aunque su enfoque principal no es el graficado histórico detallado (para eso se suelen integrar con herramientas como Grafana/Prometheus), pueden alertar cuando los umbrales de capacidad (ej. disco lleno al 90%) son superados. Icinga2 es una bifurcación de Nagios con mejoras significativas.</text:p>
                </text:list-item>
                <text:list-item>
                  <text:p text:style-name="P140"><text:span text:style-name="T1">Práctica (Conceptual):</text:span> Investigar cómo configurar una verificación en Icinga2 para alertar si el uso de disco en el host Ubuntu excede un 80% o si la carga promedio excede un valor determinado.</text:p>
                </text:list-item>
              </text:list>
            </text:list-item>
          </text:list>
          <text:p text:style-name="P70">Recomendaciones para LPIC-2:</text:p>
          <text:list text:style-name="L62">
            <text:list-item>
              <text:p text:style-name="P141"><text:span text:style-name="T1">Familiarízate con los conceptos de cada herramienta:</text:span> Entiende para qué es buena cada una (recolección, graficación, alertas).</text:p>
            </text:list-item>
            <text:list-item>
              <text:p text:style-name="P141"><text:span text:style-name="T1">Concepto de RRDtool:</text:span> Muchas de estas herramientas (MRTG, Cacti) utilizan RRDtool para almacenar datos históricos de series temporales. Comprender cómo funciona te ayudará a entender cómo se almacenan y grafican los datos de capacidad.</text:p>
            </text:list-item>
            <text:list-item>
              <text:p text:style-name="P141"><text:span text:style-name="T1">Arquitecturas de Monitoreo:</text:span> Entender cómo se combinan estas herramientas (ej. <text:span text:style-name="Source_20_Text">collectd</text:span> para recolección, <text:span text:style-name="Source_20_Text">Prometheus/InfluxDB</text:span> para almacenamiento, <text:span text:style-name="Source_20_Text">Grafana</text:span> para visualización/alertas).</text:p>
            </text:list-item>
          </text:list>
          <text:p text:style-name="Standard"/>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20:26:19.791220067</meta:creation-date>
    <dc:date>2025-06-29T20:41:31.844580166</dc:date>
    <meta:editing-duration>PT15M12S</meta:editing-duration>
    <meta:editing-cycles>2</meta:editing-cycles>
    <meta:generator>LibreOffice/24.2.2.2$Linux_X86_64 LibreOffice_project/d56cc158d8a96260b836f100ef4b4ef25d6f1a01</meta:generator>
    <meta:document-statistic meta:table-count="0" meta:image-count="0" meta:object-count="0" meta:page-count="20" meta:paragraph-count="424" meta:word-count="5891" meta:character-count="34139" meta:non-whitespace-character-count="28988"/>
  </office:meta>
</office:document-meta>
</file>